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 svg:font-family="'Lucida Sans'" style:font-pitch="variable"/>
    <style:font-face style:name="Lucida Sans Unicode" svg:font-family="'Lucida Sans Unicode'" style:font-pitch="variable"/>
    <style:font-face style:name="OpenSymbol2" svg:font-family="OpenSymbo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OpenSymbol3" svg:font-family="OpenSymbol" style:font-adornments="Roman"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8.998cm" table:align="left" fo:background-color="transparent">
        <style:background-image/>
      </style:table-properties>
    </style:style>
    <style:style style:name="Tableau1.A" style:family="table-column">
      <style:table-column-properties style:column-width="2.249cm"/>
    </style:style>
    <style:style style:name="Tableau1.D" style:family="table-column">
      <style:table-column-properties style:column-width="2.251cm"/>
    </style:style>
    <style:style style:name="Tableau1.1" style:family="table-row">
      <style:table-row-properties style:min-row-height="0.101cm" fo:background-color="transparent">
        <style:background-image/>
      </style:table-row-properties>
    </style:style>
    <style:style style:name="Tableau1.A1" style:family="table-cell">
      <style:table-cell-properties style:vertical-align="middle" fo:background-color="#ecf191" fo:padding="0.097cm" fo:border="0.5pt solid #000000">
        <style:background-image/>
      </style:table-cell-properties>
    </style:style>
    <style:style style:name="Tableau1.B1" style:family="table-cell" style:data-style-name="N0">
      <style:table-cell-properties style:vertical-align="middle" fo:background-color="#ecf191" fo:padding="0.097cm" fo:border-left="0.5pt solid #000000" fo:border-right="none" fo:border-top="0.5pt solid #000000" fo:border-bottom="0.5pt solid #000000">
        <style:background-image/>
      </style:table-cell-properties>
    </style:style>
    <style:style style:name="Tableau1.D1" style:family="table-cell" style:data-style-name="N0">
      <style:table-cell-properties style:vertical-align="middle" fo:background-color="#ecf191" fo:padding="0.097cm" fo:border="0.5pt solid #000000">
        <style:background-image/>
      </style:table-cell-properties>
    </style:style>
    <style:style style:name="Tableau1.2" style:family="table-row">
      <style:table-row-properties style:row-height="0.801cm"/>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0.5pt solid #000000" fo:border-top="none" fo:border-bottom="0.5pt solid #000000"/>
    </style:style>
    <style:style style:name="Tableau6" style:family="table">
      <style:table-properties style:width="8.991cm" table:align="left"/>
    </style:style>
    <style:style style:name="Tableau6.A" style:family="table-column">
      <style:table-column-properties style:column-width="4.341cm"/>
    </style:style>
    <style:style style:name="Tableau6.B" style:family="table-column">
      <style:table-column-properties style:column-width="4.65cm"/>
    </style:style>
    <style:style style:name="Tableau6.A1" style:family="table-cell">
      <style:table-cell-properties fo:padding="0.097cm" fo:border-left="0.5pt solid #000000" fo:border-right="none" fo:border-top="0.5pt solid #000000" fo:border-bottom="0.5pt solid #000000"/>
    </style:style>
    <style:style style:name="Tableau6.B1" style:family="table-cell">
      <style:table-cell-properties style:vertical-align="middle" fo:padding="0.097cm" fo:border="0.5pt solid #000000"/>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Footer">
      <style:text-properties officeooo:rsid="00178920" officeooo:paragraph-rsid="00178920"/>
    </style:style>
    <style:style style:name="P11" style:family="paragraph" style:parent-style-name="Footer">
      <style:text-properties officeooo:paragraph-rsid="00353726"/>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Header">
      <style:text-properties fo:font-size="3pt" style:font-size-asian="4pt" style:font-size-complex="4pt"/>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Standard">
      <style:text-properties officeooo:paragraph-rsid="00419fa8"/>
    </style:style>
    <style:style style:name="P1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20"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21"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_5f_En-tête">
      <style:text-properties officeooo:rsid="00467ded" officeooo:paragraph-rsid="00467ded"/>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FILET_5f_POINTILLES">
      <style:paragraph-properties>
        <style:tab-stops>
          <style:tab-stop style:position="9.2cm" style:leader-style="dotted" style:leader-text="."/>
        </style:tab-stops>
      </style:paragraph-properties>
      <style:text-properties officeooo:paragraph-rsid="004884a3"/>
    </style:style>
    <style:style style:name="P26" style:family="paragraph" style:parent-style-name="FILET_5f_POINTILLES">
      <style:paragraph-properties>
        <style:tab-stops>
          <style:tab-stop style:position="9.2cm" style:leader-style="dotted" style:leader-text="."/>
        </style:tab-stops>
      </style:paragraph-properties>
      <style:text-properties officeooo:paragraph-rsid="00500ab1"/>
    </style:style>
    <style:style style:name="P27" style:family="paragraph" style:parent-style-name="FILET_5f_POINTILLES">
      <style:paragraph-properties>
        <style:tab-stops>
          <style:tab-stop style:position="9.2cm" style:leader-style="dotted" style:leader-text="."/>
        </style:tab-stops>
      </style:paragraph-properties>
      <style:text-properties officeooo:paragraph-rsid="0062d478"/>
    </style:style>
    <style:style style:name="P28" style:family="paragraph" style:parent-style-name="FILET_5f_POINTILLES">
      <style:paragraph-properties>
        <style:tab-stops>
          <style:tab-stop style:position="9.2cm" style:leader-style="dotted" style:leader-text="."/>
        </style:tab-stops>
      </style:paragraph-properties>
      <style:text-properties officeooo:paragraph-rsid="00635585"/>
    </style:style>
    <style:style style:name="P29" style:family="paragraph" style:parent-style-name="FILET_5f_POINTILLES">
      <style:paragraph-properties>
        <style:tab-stops>
          <style:tab-stop style:position="9.2cm" style:leader-style="dotted" style:leader-text="."/>
        </style:tab-stops>
      </style:paragraph-properties>
      <style:text-properties officeooo:paragraph-rsid="00613cca"/>
    </style:style>
    <style:style style:name="P30" style:family="paragraph" style:parent-style-name="FILET_5f_POINTILLES">
      <style:paragraph-properties>
        <style:tab-stops>
          <style:tab-stop style:position="9.2cm" style:leader-style="dotted" style:leader-text="."/>
        </style:tab-stops>
      </style:paragraph-properties>
      <style:text-properties officeooo:paragraph-rsid="0066db4a"/>
    </style:style>
    <style:style style:name="P31" style:family="paragraph" style:parent-style-name="FILET_5f_POINTILLES">
      <style:text-properties officeooo:paragraph-rsid="00613cca"/>
    </style:style>
    <style:style style:name="P32" style:family="paragraph" style:parent-style-name="FILET_5f_POINTILLES">
      <style:paragraph-properties style:line-height-at-least="0.651cm">
        <style:tab-stops>
          <style:tab-stop style:position="9.2cm" style:leader-style="dotted" style:leader-text="."/>
        </style:tab-stops>
      </style:paragraph-properties>
      <style:text-properties officeooo:paragraph-rsid="005b7348"/>
    </style:style>
    <style:style style:name="P33" style:family="paragraph" style:parent-style-name="Standard" style:master-page-name="">
      <style:paragraph-properties fo:margin-top="0cm" fo:margin-bottom="0cm" loext:contextual-spacing="false" style:page-number="auto" fo:break-before="auto" fo:break-after="auto"/>
      <style:text-properties style:font-name="Bitstream Vera Sans4" fo:font-size="6pt" officeooo:paragraph-rsid="00290c92" style:font-size-asian="5.25pt" style:font-size-complex="6pt"/>
    </style:style>
    <style:style style:name="P34" style:family="paragraph" style:parent-style-name="Standard">
      <loext:graphic-properties draw:fill="none" draw:fill-color="#ffffff" draw:opacity="100%"/>
      <style:paragraph-properties fo:margin-top="0cm" fo:margin-bottom="0cm" loext:contextual-spacing="false" fo:background-color="transparent">
        <style:tab-stops>
          <style:tab-stop style:position="0.499cm"/>
        </style:tab-stops>
      </style:paragraph-properties>
      <style:text-properties officeooo:paragraph-rsid="004884a3"/>
    </style:style>
    <style:style style:name="P35" style:family="paragraph" style:parent-style-name="Standard">
      <loext:graphic-properties draw:fill="none" draw:fill-color="#ffffff" draw:opacity="100%"/>
      <style:paragraph-properties fo:margin-top="0cm" fo:margin-bottom="0cm" loext:contextual-spacing="false" fo:background-color="transparent">
        <style:tab-stops>
          <style:tab-stop style:position="0.499cm"/>
        </style:tab-stops>
      </style:paragraph-properties>
      <style:text-properties officeooo:paragraph-rsid="006fb06c"/>
    </style:style>
    <style:style style:name="P36" style:family="paragraph" style:parent-style-name="_5f_Paragraphe_20_livret_20_réponse_20_élève">
      <style:paragraph-properties fo:line-height="0.6cm" style:writing-mode="lr-tb"/>
      <style:text-properties officeooo:paragraph-rsid="00579874"/>
    </style:style>
    <style:style style:name="P37" style:family="paragraph" style:parent-style-name="_5f_Paragraphe_20_livret_20_réponse_20_élève">
      <style:paragraph-properties fo:line-height="0.6cm" style:writing-mode="lr-tb"/>
      <style:text-properties officeooo:paragraph-rsid="006e4b60"/>
    </style:style>
    <style:style style:name="P38" style:family="paragraph" style:parent-style-name="_5f_Paragraphe_20_livret_20_réponse_20_élève">
      <style:paragraph-properties fo:margin-top="0.101cm" fo:margin-bottom="0cm" loext:contextual-spacing="false"/>
    </style:style>
    <style:style style:name="P39" style:family="paragraph" style:parent-style-name="_5f_Paragraphe_20_livret_20_réponse_20_élève">
      <style:paragraph-properties fo:margin-top="0.101cm" fo:margin-bottom="0cm" loext:contextual-spacing="false">
        <style:tab-stops>
          <style:tab-stop style:position="9.2cm" style:type="right" style:leader-style="dotted" style:leader-text="."/>
        </style:tab-stops>
      </style:paragraph-properties>
      <style:text-properties officeooo:paragraph-rsid="0062d478"/>
    </style:style>
    <style:style style:name="P40" style:family="paragraph" style:parent-style-name="_5f_Paragraphe_20_livret_20_réponse_20_élève">
      <style:paragraph-properties fo:margin-top="0.101cm" fo:margin-bottom="0cm" loext:contextual-spacing="false">
        <style:tab-stops>
          <style:tab-stop style:position="9.2cm" style:type="right" style:leader-style="dotted" style:leader-text="."/>
        </style:tab-stops>
      </style:paragraph-properties>
      <style:text-properties officeooo:paragraph-rsid="00724b37"/>
    </style:style>
    <style:style style:name="P41" style:family="paragraph" style:parent-style-name="_5f_Paragraphe_20_livret_20_">
      <style:paragraph-properties fo:margin-top="0.101cm" fo:margin-bottom="0cm" loext:contextual-spacing="false" style:line-height-at-least="0.6cm"/>
      <style:text-properties officeooo:paragraph-rsid="00419fa8"/>
    </style:style>
    <style:style style:name="P42" style:family="paragraph" style:parent-style-name="_5f_Paragraphe_20_livret_20_">
      <style:paragraph-properties fo:margin-top="0.101cm" fo:margin-bottom="0cm" loext:contextual-spacing="false" style:line-height-at-least="0.6cm"/>
      <style:text-properties officeooo:paragraph-rsid="00613cca"/>
    </style:style>
    <style:style style:name="P43" style:family="paragraph" style:parent-style-name="_5f_Paragraphe_20_livret_20_">
      <style:paragraph-properties fo:margin-top="0.101cm" fo:margin-bottom="0cm" loext:contextual-spacing="false"/>
      <style:text-properties officeooo:paragraph-rsid="00613cca"/>
    </style:style>
    <style:style style:name="P44" style:family="paragraph" style:parent-style-name="_5f_Paragraphe_20_livret">
      <style:paragraph-properties fo:margin-top="0.4cm" fo:margin-bottom="0cm" loext:contextual-spacing="false"/>
      <style:text-properties officeooo:paragraph-rsid="0062d478"/>
    </style:style>
    <style:style style:name="P45" style:family="paragraph" style:parent-style-name="_5f_Paragraphe_20_livret_20_">
      <style:paragraph-properties fo:margin-top="0.4cm" fo:margin-bottom="0cm" loext:contextual-spacing="false"/>
      <style:text-properties officeooo:paragraph-rsid="00419fa8"/>
    </style:style>
    <style:style style:name="P46" style:family="paragraph" style:parent-style-name="_5f_Paragraphe_20_livret_20_">
      <style:paragraph-properties fo:margin-top="0.4cm" fo:margin-bottom="0cm" loext:contextual-spacing="false"/>
      <style:text-properties officeooo:paragraph-rsid="007397ea"/>
    </style:style>
    <style:style style:name="P47" style:family="paragraph" style:parent-style-name="Standard">
      <loext:graphic-properties draw:fill="none" draw:fill-color="#ffffff" draw:opacity="100%"/>
      <style:paragraph-properties fo:margin-top="0.4cm" fo:margin-bottom="0cm" loext:contextual-spacing="false" fo:background-color="transparent">
        <style:tab-stops>
          <style:tab-stop style:position="0.499cm"/>
        </style:tab-stops>
      </style:paragraph-properties>
      <style:text-properties officeooo:paragraph-rsid="004884a3"/>
    </style:style>
    <style:style style:name="P48" style:family="paragraph" style:parent-style-name="Standard">
      <style:paragraph-properties fo:margin-top="0.199cm" fo:margin-bottom="0.4cm" loext:contextual-spacing="false"/>
    </style:style>
    <style:style style:name="P49"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613cca"/>
    </style:style>
    <style:style style:name="P50" style:family="paragraph" style:parent-style-name="_5f_Paragraphe_20_livret_20_réponse_20_élève">
      <style:text-properties officeooo:paragraph-rsid="00613cca"/>
    </style:style>
    <style:style style:name="P51" style:family="paragraph" style:parent-style-name="_5f_Paragraphe_20_livret_20_">
      <style:paragraph-properties fo:margin-top="0.199cm" fo:margin-bottom="0cm" loext:contextual-spacing="false"/>
      <style:text-properties officeooo:paragraph-rsid="00613cca"/>
    </style:style>
    <style:style style:name="P52" style:family="paragraph" style:parent-style-name="_5f_Paragraphe_20_livret_20_">
      <style:paragraph-properties fo:margin-top="0.199cm" fo:margin-bottom="0cm" loext:contextual-spacing="false" style:line-height-at-least="0.6cm"/>
      <style:text-properties officeooo:paragraph-rsid="00419fa8"/>
    </style:style>
    <style:style style:name="P53" style:family="paragraph" style:parent-style-name="_5f_Paragraphe_20_livret_20_">
      <style:paragraph-properties fo:margin-top="0.199cm" fo:margin-bottom="0cm" loext:contextual-spacing="false" style:line-height-at-least="0.6cm"/>
      <style:text-properties officeooo:paragraph-rsid="00613cca"/>
    </style:style>
    <style:style style:name="P54" style:family="paragraph" style:parent-style-name="_5f_Paragraphe_20_livret_20_">
      <style:paragraph-properties fo:margin-top="0.199cm" fo:margin-bottom="0cm" loext:contextual-spacing="false"/>
      <style:text-properties officeooo:rsid="0062d478" officeooo:paragraph-rsid="006e4b60"/>
    </style:style>
    <style:style style:name="P55" style:family="paragraph" style:parent-style-name="_5f_Paragraphe_20_livret_20_">
      <style:paragraph-properties fo:text-align="center" style:justify-single-word="false"/>
      <style:text-properties officeooo:paragraph-rsid="006e4b60"/>
    </style:style>
    <style:style style:name="P56" style:family="paragraph" style:parent-style-name="_5f_Paragraphe_20_livret_20_">
      <style:paragraph-properties fo:margin-top="0.25cm" fo:margin-bottom="0cm" loext:contextual-spacing="false"/>
      <style:text-properties officeooo:rsid="0062d478" officeooo:paragraph-rsid="006e4b60"/>
    </style:style>
    <style:style style:name="P57" style:family="paragraph" style:parent-style-name="_5f_Paragraphe_20_livret_20_">
      <style:paragraph-properties fo:margin-top="0.25cm" fo:margin-bottom="0cm" loext:contextual-spacing="false"/>
      <style:text-properties officeooo:paragraph-rsid="006e4b60"/>
    </style:style>
    <style:style style:name="P58" style:family="paragraph" style:parent-style-name="Table_20_Contents">
      <style:paragraph-properties fo:text-align="center" style:justify-single-word="false"/>
      <style:text-properties style:font-name="Bitstream Vera Sans4" fo:font-size="9pt" fo:font-weight="bold" officeooo:paragraph-rsid="0062d478" style:font-size-asian="9pt" style:font-weight-asian="bold" style:font-size-complex="9pt" style:font-weight-complex="bold"/>
    </style:style>
    <style:style style:name="P59" style:family="paragraph" style:parent-style-name="Table_20_Contents">
      <style:paragraph-properties fo:text-align="center" style:justify-single-word="false"/>
      <style:text-properties style:font-name="Bitstream Vera Sans4" fo:font-size="9pt" officeooo:paragraph-rsid="0062d478" style:font-size-asian="9pt" style:font-size-complex="9pt"/>
    </style:style>
    <style:style style:name="P60" style:family="paragraph" style:parent-style-name="_5f_Paragraphe_20_livret_20_">
      <style:paragraph-properties fo:margin-top="0.049cm" fo:margin-bottom="0cm" loext:contextual-spacing="false" style:line-height-at-least="0.6cm"/>
      <style:text-properties officeooo:paragraph-rsid="00613cca"/>
    </style:style>
    <style:style style:name="P61" style:family="paragraph" style:parent-style-name="_5f_Paragraphe_20_livret_20_réponse_20_élève" style:master-page-name="">
      <style:paragraph-properties style:page-number="auto">
        <style:tab-stops>
          <style:tab-stop style:position="9.2cm" style:type="right" style:leader-style="dotted" style:leader-text="."/>
        </style:tab-stops>
      </style:paragraph-properties>
      <style:text-properties officeooo:paragraph-rsid="0062d478"/>
    </style:style>
    <style:style style:name="P62" style:family="paragraph" style:parent-style-name="_5f_Paragraphe_20_livret_20_">
      <style:paragraph-properties fo:margin-top="0.3cm" fo:margin-bottom="0cm" loext:contextual-spacing="false"/>
      <style:text-properties officeooo:paragraph-rsid="006e4b60"/>
    </style:style>
    <style:style style:name="P63" style:family="paragraph" style:parent-style-name="Standard">
      <style:paragraph-properties fo:margin-top="0.4cm" fo:margin-bottom="0.101cm" loext:contextual-spacing="false">
        <style:tab-stops>
          <style:tab-stop style:position="0.499cm"/>
        </style:tab-stops>
      </style:paragraph-properties>
      <style:text-properties fo:font-size="10pt" officeooo:paragraph-rsid="00613cca" style:font-size-asian="10pt" style:font-size-complex="10pt"/>
    </style:style>
    <style:style style:name="P64" style:family="paragraph" style:parent-style-name="Standard">
      <style:paragraph-properties fo:margin-top="0cm" fo:margin-bottom="0.101cm" loext:contextual-spacing="false">
        <style:tab-stops>
          <style:tab-stop style:position="0.499cm"/>
        </style:tab-stops>
      </style:paragraph-properties>
      <style:text-properties fo:font-size="10pt" officeooo:paragraph-rsid="00613cca" style:font-size-asian="10pt" style:font-size-complex="10pt"/>
    </style:style>
    <style:style style:name="P65" style:family="paragraph" style:parent-style-name="Standard">
      <style:paragraph-properties fo:margin-top="0cm" fo:margin-bottom="0.101cm" loext:contextual-spacing="false" style:line-height-at-least="0cm">
        <style:tab-stops>
          <style:tab-stop style:position="0.499cm"/>
        </style:tab-stops>
      </style:paragraph-properties>
      <style:text-properties fo:color="#000000" style:font-name="Bitstream Vera Sans4" fo:font-size="10pt" fo:font-style="normal" fo:font-weight="bold" officeooo:paragraph-rsid="00613cca" style:font-name-asian="Times New Roman" style:font-size-asian="10pt" style:font-style-asian="normal" style:font-weight-asian="bold" style:font-name-complex="Times New Roman" style:font-size-complex="10pt" style:font-style-complex="normal" style:font-weight-complex="bold"/>
    </style:style>
    <style:style style:name="P66" style:family="paragraph" style:parent-style-name="Exo_5f_Num">
      <style:text-properties officeooo:paragraph-rsid="00613cca"/>
    </style:style>
    <style:style style:name="P67" style:family="paragraph" style:parent-style-name="Exo_5f_Num" style:list-style-name="Num_5f_Exo">
      <style:paragraph-properties fo:margin-top="0.7cm" fo:margin-bottom="0.101cm" loext:contextual-spacing="false"/>
      <style:text-properties officeooo:paragraph-rsid="006e4b60"/>
    </style:style>
    <style:style style:name="P68" style:family="paragraph" style:parent-style-name="Exo_5f_Num" style:list-style-name="Num_5f_Exo">
      <style:paragraph-properties fo:margin-top="0.4cm" fo:margin-bottom="0.199cm" loext:contextual-spacing="false"/>
      <style:text-properties officeooo:paragraph-rsid="007444c4"/>
    </style:style>
    <style:style style:name="P69" style:family="paragraph" style:parent-style-name="Exo_5f_Num">
      <style:paragraph-properties fo:margin-top="0.58cm" fo:margin-bottom="0cm" loext:contextual-spacing="false"/>
    </style:style>
    <style:style style:name="P70" style:family="paragraph" style:parent-style-name="Exo_5f_Num">
      <style:paragraph-properties fo:margin-top="0.771cm" fo:margin-bottom="0.101cm" loext:contextual-spacing="false"/>
    </style:style>
    <style:style style:name="P71" style:family="paragraph" style:parent-style-name="Exo_5f_Num" style:list-style-name="Num_5f_Exo">
      <style:paragraph-properties fo:margin-top="0.499cm" fo:margin-bottom="0.101cm" loext:contextual-spacing="false"/>
      <style:text-properties officeooo:rsid="0042a5f8" officeooo:paragraph-rsid="0062d478"/>
    </style:style>
    <style:style style:name="P72" style:family="paragraph" style:parent-style-name="Exo_5f_Num" style:list-style-name="Num_5f_Exo">
      <style:paragraph-properties fo:margin-top="0.55cm" fo:margin-bottom="0.101cm" loext:contextual-spacing="false"/>
      <style:text-properties officeooo:paragraph-rsid="00635585"/>
    </style:style>
    <style:style style:name="P73" style:family="paragraph" style:parent-style-name="FILET_5f_POINTILLES" style:list-style-name="_5f_Numérotation_20_des_20_exercices_20_livrets">
      <style:text-properties officeooo:paragraph-rsid="00613cca"/>
    </style:style>
    <style:style style:name="P74" style:family="paragraph" style:parent-style-name="FILET_5f_POINTILLES" style:list-style-name="_5f_Numérotation_20_des_20_exercices_20_livrets">
      <style:paragraph-properties>
        <style:tab-stops>
          <style:tab-stop style:position="9.2cm" style:leader-style="dotted" style:leader-text="."/>
        </style:tab-stops>
      </style:paragraph-properties>
      <style:text-properties officeooo:paragraph-rsid="004884a3"/>
    </style:style>
    <style:style style:name="P75" style:family="paragraph" style:parent-style-name="FILET_5f_POINTILLES" style:list-style-name="_5f_Numérotation_20_des_20_exercices_20_livrets">
      <style:paragraph-properties style:line-height-at-least="0.6cm">
        <style:tab-stops>
          <style:tab-stop style:position="9.2cm" style:leader-style="dotted" style:leader-text="."/>
        </style:tab-stops>
      </style:paragraph-properties>
      <style:text-properties officeooo:paragraph-rsid="005b7348"/>
    </style:style>
    <style:style style:name="P76" style:family="paragraph" style:parent-style-name="FILET_5f_POINTILLES" style:list-style-name="_5f_Numérotation_20_des_20_exercices_20_livrets">
      <style:paragraph-properties style:line-height-at-least="0.6cm">
        <style:tab-stops>
          <style:tab-stop style:position="9.2cm" style:leader-style="dotted" style:leader-text="."/>
        </style:tab-stops>
      </style:paragraph-properties>
      <style:text-properties officeooo:paragraph-rsid="00613cca"/>
    </style:style>
    <style:style style:name="P77" style:family="paragraph" style:parent-style-name="FILET_5f_POINTILLES" style:list-style-name="_5f_Numérotation_20_des_20_exercices_20_livrets">
      <style:paragraph-properties style:line-height-at-least="0.651cm">
        <style:tab-stops>
          <style:tab-stop style:position="9.2cm" style:leader-style="dotted" style:leader-text="."/>
        </style:tab-stops>
      </style:paragraph-properties>
      <style:text-properties officeooo:paragraph-rsid="005b7348"/>
    </style:style>
    <style:style style:name="P78" style:family="paragraph" style:parent-style-name="FILET_5f_POINTILLES" style:list-style-name="_5f_Numérotation_20_des_20_exercices_20_livrets">
      <style:paragraph-properties style:line-height-at-least="0.651cm">
        <style:tab-stops>
          <style:tab-stop style:position="9.2cm" style:leader-style="dotted" style:leader-text="."/>
        </style:tab-stops>
      </style:paragraph-properties>
      <style:text-properties officeooo:paragraph-rsid="00613cca"/>
    </style:style>
    <style:style style:name="P79" style:family="paragraph" style:parent-style-name="Standard" style:list-style-name="liste_5f_abc" style:master-page-name="">
      <style:paragraph-properties fo:margin-top="0.101cm" fo:margin-bottom="0cm" loext:contextual-spacing="false" style:page-number="auto" fo:break-before="auto" fo:break-after="auto"/>
      <style:text-properties fo:font-size="10pt" officeooo:paragraph-rsid="00613cca" style:font-size-asian="10pt" style:font-size-complex="10pt"/>
    </style:style>
    <style:style style:name="P80" style:family="paragraph" style:parent-style-name="Standard" style:list-style-name="liste_5f_abc">
      <style:paragraph-properties fo:margin-top="0cm" fo:margin-bottom="0cm" loext:contextual-spacing="false"/>
      <style:text-properties officeooo:paragraph-rsid="004884a3"/>
    </style:style>
    <style:style style:name="P81" style:family="paragraph" style:parent-style-name="Standard" style:master-page-name="_5f_Fiche_20_éditeur_20_série_20_2_20_une_20_colonne_20_impaire_20__28_G_29_">
      <style:paragraph-properties style:page-number="49" fo:break-before="auto" fo:break-after="auto"/>
    </style:style>
    <style:style style:name="P82" style:family="paragraph" style:parent-style-name="_5f_Paragraphe_20_livret_20_" style:list-style-name="liste_5f_abc">
      <style:text-properties officeooo:paragraph-rsid="00613cca"/>
    </style:style>
    <style:style style:name="P83" style:family="paragraph" style:parent-style-name="_5f_Paragraphe_20_livret_20_" style:list-style-name="liste_5f_abc">
      <style:text-properties officeooo:paragraph-rsid="00419fa8"/>
    </style:style>
    <style:style style:name="P84" style:family="paragraph" style:parent-style-name="_5f_Paragraphe_20_livret_20_" style:list-style-name="liste_5f_abc">
      <style:text-properties officeooo:paragraph-rsid="00419fa8" style:text-scale="100%"/>
    </style:style>
    <style:style style:name="P85" style:family="paragraph" style:parent-style-name="_5f_Paragraphe_20_livret_20_" style:list-style-name="List_20_1">
      <style:text-properties fo:letter-spacing="-0.018cm" officeooo:paragraph-rsid="00419fa8"/>
    </style:style>
    <style:style style:name="P86" style:family="paragraph" style:parent-style-name="_5f_Paragraphe_20_livret_20_" style:list-style-name="liste_5f_abc">
      <style:paragraph-properties fo:margin-top="0.101cm" fo:margin-bottom="0cm" loext:contextual-spacing="false"/>
      <style:text-properties officeooo:paragraph-rsid="00419fa8"/>
    </style:style>
    <style:style style:name="P87" style:family="paragraph" style:parent-style-name="_5f_Paragraphe_20_livret_20_" style:list-style-name="List_20_1">
      <style:paragraph-properties fo:margin-top="0.101cm" fo:margin-bottom="0cm" loext:contextual-spacing="false"/>
      <style:text-properties officeooo:paragraph-rsid="00419fa8"/>
    </style:style>
    <style:style style:name="P88" style:family="paragraph" style:parent-style-name="_5f_Paragraphe_20_livret_20_" style:list-style-name="liste_5f_abc">
      <style:paragraph-properties fo:margin-top="0.199cm" fo:margin-bottom="0cm" loext:contextual-spacing="false"/>
      <style:text-properties officeooo:paragraph-rsid="00419fa8"/>
    </style:style>
    <style:style style:name="P89" style:family="paragraph" style:parent-style-name="_5f_Paragraphe_20_livret_20_" style:list-style-name="liste_5f_abc">
      <style:paragraph-properties fo:margin-top="0.3cm" fo:margin-bottom="0.199cm" loext:contextual-spacing="false"/>
      <style:text-properties officeooo:paragraph-rsid="00613cca"/>
    </style:style>
    <style:style style:name="P90" style:family="paragraph" style:parent-style-name="_5f_Paragraphe_20_livret_20_" style:list-style-name="liste_5f_abc">
      <style:paragraph-properties fo:margin-top="0.3cm" fo:margin-bottom="0cm" loext:contextual-spacing="false"/>
      <style:text-properties officeooo:paragraph-rsid="00613cca"/>
    </style:style>
    <style:style style:name="P91" style:family="paragraph" style:parent-style-name="_5f_Paragraphe_20_livret_20_" style:list-style-name="liste_5f_abc">
      <style:paragraph-properties fo:margin-top="0.3cm" fo:margin-bottom="0cm" loext:contextual-spacing="false"/>
      <style:text-properties officeooo:paragraph-rsid="00419fa8"/>
    </style:style>
    <style:style style:name="P92" style:family="paragraph" style:parent-style-name="_5f_Paragraphe_20_livret_20_" style:list-style-name="Num_5f_Exo">
      <style:paragraph-properties fo:margin-top="0.3cm" fo:margin-bottom="0cm" loext:contextual-spacing="false">
        <style:tab-stops>
          <style:tab-stop style:position="9.2cm" style:type="right" style:leader-style="dotted" style:leader-text="."/>
        </style:tab-stops>
      </style:paragraph-properties>
      <style:text-properties officeooo:paragraph-rsid="00613cca"/>
    </style:style>
    <style:style style:name="P93" style:family="paragraph" style:parent-style-name="_5f_Paragraphe_20_livret_20_" style:list-style-name="_5f_Numérotation_20_des_20_exercices_20_livrets">
      <style:paragraph-properties fo:margin-top="0.3cm" fo:margin-bottom="0cm" loext:contextual-spacing="false">
        <style:tab-stops>
          <style:tab-stop style:position="9.2cm" style:type="right" style:leader-style="dotted" style:leader-text="."/>
        </style:tab-stops>
      </style:paragraph-properties>
      <style:text-properties officeooo:paragraph-rsid="00613cca"/>
    </style:style>
    <style:style style:name="P94" style:family="paragraph" style:parent-style-name="_5f_Paragraphe_20_livret_20_" style:list-style-name="List_20_1">
      <style:paragraph-properties fo:margin-top="0.199cm" fo:margin-bottom="0.101cm" loext:contextual-spacing="false"/>
      <style:text-properties fo:letter-spacing="-0.018cm" officeooo:paragraph-rsid="00419fa8"/>
    </style:style>
    <style:style style:name="P95" style:family="paragraph" style:parent-style-name="_5f_Paragraphe_20_livret_20_" style:list-style-name="liste_5f_abc">
      <style:paragraph-properties fo:margin-top="0.25cm" fo:margin-bottom="0.101cm" loext:contextual-spacing="false"/>
      <style:text-properties officeooo:paragraph-rsid="007397ea"/>
    </style:style>
    <style:style style:name="P96" style:family="paragraph" style:parent-style-name="_5f_Paragraphe_20_livret_20_" style:list-style-name="List_20_1">
      <style:paragraph-properties fo:margin-top="0cm" fo:margin-bottom="0cm" loext:contextual-spacing="false"/>
      <style:text-properties officeooo:paragraph-rsid="00419fa8"/>
    </style:style>
    <style:style style:name="P97" style:family="paragraph" style:parent-style-name="_5f_Paragraphe_20_livret_20_réponse_20_pointillé" style:list-style-name="_5f_Numérotation_20_des_20_exercices_20_livrets">
      <style:paragraph-properties style:line-height-at-least="0.651cm">
        <style:tab-stops>
          <style:tab-stop style:position="4.5cm" style:type="right" style:leader-style="dotted" style:leader-text="."/>
        </style:tab-stops>
      </style:paragraph-properties>
      <style:text-properties officeooo:paragraph-rsid="00724b37"/>
    </style:style>
    <style:style style:name="P98" style:family="paragraph" style:parent-style-name="_5f_Paragraphe_20_livret_20_réponse_20_élève" style:list-style-name="liste_5f_abc">
      <style:text-properties officeooo:paragraph-rsid="00613cca"/>
    </style:style>
    <style:style style:name="P99"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text-properties officeooo:paragraph-rsid="00613cca"/>
    </style:style>
    <style:style style:name="P100" style:family="paragraph" style:parent-style-name="_5f_Paragraphe_20_livret_20_réponse_20_élève" style:list-style-name="Num_5f_Exo">
      <style:paragraph-properties>
        <style:tab-stops>
          <style:tab-stop style:position="9.2cm" style:type="right" style:leader-style="dotted" style:leader-text="."/>
        </style:tab-stops>
      </style:paragraph-properties>
      <style:text-properties officeooo:paragraph-rsid="00613cca"/>
    </style:style>
    <style:style style:name="P101" style:family="paragraph" style:parent-style-name="_5f_Paragraphe_20_livret_20_réponse_20_élève" style:list-style-name="_5f_Numérotation_20_des_20_exercices_20_livrets">
      <style:paragraph-properties>
        <style:tab-stops>
          <style:tab-stop style:position="9.2cm" style:type="right" style:leader-style="dotted" style:leader-text="."/>
        </style:tab-stops>
      </style:paragraph-properties>
      <style:text-properties officeooo:paragraph-rsid="00613cca"/>
    </style:style>
    <style:style style:name="P102" style:family="paragraph" style:parent-style-name="_5f_Paragraphe_20_livret_20_réponse_20_élève" style:list-style-name="List_20_1">
      <style:text-properties officeooo:paragraph-rsid="00419fa8"/>
    </style:style>
    <style:style style:name="P103" style:family="paragraph" style:parent-style-name="_5f_Paragraphe_20_livret_20_réponse_20_élève" style:list-style-name="liste_5f_abc">
      <style:paragraph-properties fo:margin-top="0cm" fo:margin-bottom="0.199cm" loext:contextual-spacing="false">
        <style:tab-stops>
          <style:tab-stop style:position="9.2cm" style:type="right" style:leader-style="dotted" style:leader-text="."/>
        </style:tab-stops>
      </style:paragraph-properties>
      <style:text-properties officeooo:paragraph-rsid="006e4b60"/>
    </style:style>
    <style:style style:name="P104" style:family="paragraph" style:parent-style-name="_5f_Paragraphe_20_livret_20_réponse_20_élève" style:list-style-name="Num_5f_Exo">
      <style:paragraph-properties fo:margin-top="0cm" fo:margin-bottom="0cm" loext:contextual-spacing="false" style:line-height-at-least="0.6cm">
        <style:tab-stops>
          <style:tab-stop style:position="9.2cm" style:type="right" style:leader-style="dotted" style:leader-text="."/>
        </style:tab-stops>
      </style:paragraph-properties>
      <style:text-properties officeooo:paragraph-rsid="00613cca"/>
    </style:style>
    <style:style style:name="P105" style:family="paragraph" style:parent-style-name="_5f_Pied_20_de_20_page" style:list-style-name=""/>
    <style:style style:name="P106" style:family="paragraph" style:parent-style-name="_5f_Pied_20_de_20_page" style:list-style-name="">
      <style:paragraph-properties fo:text-align="end" style:justify-single-word="false"/>
    </style:style>
    <style:style style:name="P107" style:family="paragraph" style:parent-style-name="_5f_Pied_20_de_20_page">
      <style:paragraph-properties fo:text-align="end" style:justify-single-word="false"/>
    </style:style>
    <style:style style:name="P10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09" style:family="paragraph" style:parent-style-name="_5f_Titre_20_d_27_exercices_20_livret_20_sans_20_titre" style:list-style-name="Num_5f_Exo">
      <style:paragraph-properties fo:margin-top="0.801cm" fo:margin-bottom="0.199cm" loext:contextual-spacing="false"/>
    </style:style>
    <style:style style:name="P110" style:family="paragraph" style:parent-style-name="_5f_Titre_20_d_27_exercices_20_livret_20_sans_20_titre" style:list-style-name="Num_5f_Exo">
      <style:paragraph-properties fo:margin-top="0.801cm" fo:margin-bottom="0.199cm" loext:contextual-spacing="false"/>
      <style:text-properties officeooo:paragraph-rsid="00613cca"/>
    </style:style>
    <style:style style:name="P111" style:family="paragraph" style:parent-style-name="_5f_Titre_20_d_27_exercices_20_livret_20_sans_20_titre" style:list-style-name="Num_5f_Exo">
      <style:paragraph-properties fo:margin-top="0.54cm" fo:margin-bottom="0.199cm" loext:contextual-spacing="false"/>
    </style:style>
    <style:style style:name="P112" style:family="paragraph" style:parent-style-name="_5f_paragraphre_20_fiche_20__20_livret" style:list-style-name="">
      <style:paragraph-properties fo:text-align="center" style:justify-single-word="false">
        <style:tab-stops>
          <style:tab-stop style:position="1.064cm"/>
          <style:tab-stop style:position="3cm"/>
          <style:tab-stop style:position="4.016cm"/>
          <style:tab-stop style:position="8.999cm" style:type="right" style:leader-style="dotted" style:leader-text="."/>
        </style:tab-stops>
      </style:paragraph-properties>
      <style:text-properties style:font-name="Bitstream Vera Sans4" fo:font-size="10pt" officeooo:paragraph-rsid="0062d478" style:font-size-asian="10pt" style:font-size-complex="10pt"/>
    </style:style>
    <style:style style:name="P113" style:family="paragraph">
      <loext:graphic-properties draw:fill="solid" draw:fill-color="#e8c32a"/>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14" style:family="paragraph">
      <loext:graphic-properties draw:fill="none"/>
      <style:paragraph-properties fo:text-align="center"/>
    </style:style>
    <style:style style:name="P115" style:family="paragraph">
      <style:paragraph-properties fo:margin-top="0cm" fo:margin-bottom="0.199cm" fo:text-align="center"/>
    </style:style>
    <style:style style:name="P116" style:family="paragraph">
      <loext:graphic-properties draw:fill-color="#d3802b"/>
      <style:paragraph-properties fo:margin-top="0cm" fo:margin-bottom="0.199cm" fo:text-align="center"/>
      <style:text-properties fo:color="#ffffff" style:font-name="Bitstream Vera Sans4" fo:font-size="11pt" fo:font-weight="bold" style:font-size-asian="11pt" style:font-weight-asian="bold" style:font-size-complex="11pt" style:font-weight-complex="bold"/>
    </style:style>
    <style:style style:name="P117" style:family="paragraph">
      <loext:graphic-properties draw:fill="solid" draw:fill-color="#68a22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18" style:family="paragraph">
      <loext:graphic-properties draw:fill="none"/>
      <style:paragraph-properties fo:text-align="center"/>
      <style:text-properties fo:font-size="12pt"/>
    </style:style>
    <style:style style:name="P11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indent="0cm"/>
    </style:style>
    <style:style style:name="P12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P12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4"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123" style:family="paragraph">
      <style:paragraph-properties fo:text-align="center"/>
    </style:style>
    <style:style style:name="P12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P126" style:family="paragraph">
      <loext:graphic-properties draw:fill="solid" draw:fill-color="#d7e12c"/>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size="12pt" officeooo:rsid="00579874" style:font-size-asian="12pt" style:font-size-complex="12pt"/>
    </style:style>
    <style:style style:name="T6" style:family="text">
      <style:text-properties fo:font-size="12pt" officeooo:rsid="00635585" style:font-size-asian="12pt" style:font-size-complex="12pt"/>
    </style:style>
    <style:style style:name="T7" style:family="text">
      <style:text-properties fo:font-size="12pt" style:font-size-asian="12pt" style:font-style-asian="normal" style:font-size-complex="12pt" style:font-style-complex="normal"/>
    </style:style>
    <style:style style:name="T8" style:family="text">
      <style:text-properties fo:font-size="12pt" style:font-name-asian="OpenSymbol1" style:font-size-asian="12pt" style:font-style-asian="normal" style:font-name-complex="OpenSymbol1" style:font-size-complex="12pt" style:font-style-complex="normal"/>
    </style:style>
    <style:style style:name="T9" style:family="text">
      <style:text-properties fo:font-size="12pt" fo:letter-spacing="-0.007cm" style:font-size-asian="12pt" style:font-size-complex="12pt"/>
    </style:style>
    <style:style style:name="T10" style:family="text">
      <style:text-properties officeooo:rsid="0043a730"/>
    </style:style>
    <style:style style:name="T11" style:family="text">
      <style:text-properties style:font-name="OpenSymbol2"/>
    </style:style>
    <style:style style:name="T12" style:family="text">
      <style:text-properties style:font-name="OpenSymbol2" fo:font-size="10pt" fo:letter-spacing="-0.007cm" style:font-size-asian="10pt" style:font-size-complex="10pt"/>
    </style:style>
    <style:style style:name="T13" style:family="text">
      <style:text-properties style:text-position="super 58%"/>
    </style:style>
    <style:style style:name="T14" style:family="text">
      <style:text-properties style:font-name="Bitstream Vera Sans4"/>
    </style:style>
    <style:style style:name="T15" style:family="text">
      <style:text-properties style:font-name="Bitstream Vera Sans4" fo:font-style="normal" style:font-name-asian="OpenSymbol1" style:font-style-asian="normal" style:font-name-complex="OpenSymbol1" style:font-style-complex="normal"/>
    </style:style>
    <style:style style:name="T16" style:family="text">
      <style:text-properties style:font-name="Bitstream Vera Sans4" fo:font-style="normal" style:font-style-asian="normal" style:font-style-complex="normal"/>
    </style:style>
    <style:style style:name="T17" style:family="text">
      <style:text-properties style:font-name="Bitstream Vera Sans4" fo:font-style="normal" fo:font-weight="normal" style:font-name-asian="DejaVu Sans Mono" style:font-style-asian="normal" style:font-weight-asian="normal" style:font-name-complex="DejaVu Sans Mono" style:font-style-complex="normal" style:font-weight-complex="normal"/>
    </style:style>
    <style:style style:name="T18" style:family="text">
      <style:text-properties style:font-name="Bitstream Vera Sans4" fo:font-size="10pt" fo:font-weight="normal" style:font-size-asian="10pt" style:font-weight-asian="normal" style:font-size-complex="10pt" style:font-weight-complex="normal"/>
    </style:style>
    <style:style style:name="T19" style:family="text">
      <style:text-properties style:font-name="Bitstream Vera Sans4" fo:font-size="10pt" style:text-underline-style="none" fo:font-weight="normal" style:font-size-asian="10pt" style:font-weight-asian="normal" style:font-size-complex="10pt" style:font-weight-complex="normal"/>
    </style:style>
    <style:style style:name="T20" style:family="text">
      <style:text-properties style:font-name="Bitstream Vera Sans4" fo:font-size="10pt" fo:font-style="normal" style:font-size-asian="10pt" style:font-style-asian="normal" style:font-size-complex="10pt" style:font-style-complex="normal"/>
    </style:style>
    <style:style style:name="T21" style:family="text">
      <style:text-properties style:font-name="Bitstream Vera Sans4" fo:font-size="10pt" fo:font-style="normal" style:font-name-asian="OpenSymbol1" style:font-size-asian="10pt" style:font-style-asian="normal" style:font-name-complex="OpenSymbol1" style:font-size-complex="10pt" style:font-style-complex="normal"/>
    </style:style>
    <style:style style:name="T22" style:family="text">
      <style:text-properties style:font-name="Bitstream Vera Sans4" fo:font-size="10pt" fo:font-style="normal" officeooo:rsid="006a5ec5" style:font-name-asian="OpenSymbol1" style:font-size-asian="10pt" style:font-style-asian="normal" style:font-name-complex="OpenSymbol1" style:font-size-complex="10pt" style:font-style-complex="normal"/>
    </style:style>
    <style:style style:name="T23" style:family="text">
      <style:text-properties style:font-name="Bitstream Vera Sans4" fo:font-size="10pt" fo:letter-spacing="-0.007cm" fo:font-style="normal" style:font-name-asian="OpenSymbol1" style:font-size-asian="10pt" style:font-style-asian="normal" style:font-name-complex="OpenSymbol1" style:font-size-complex="10pt" style:font-style-complex="normal"/>
    </style:style>
    <style:style style:name="T24" style:family="text">
      <style:text-properties style:font-name="Bitstream Vera Sans4" fo:font-size="10pt" fo:letter-spacing="-0.007cm" fo:font-style="normal" style:font-size-asian="10pt" style:font-style-asian="normal" style:font-size-complex="10pt" style:font-style-complex="normal"/>
    </style:style>
    <style:style style:name="T25" style:family="text">
      <style:text-properties style:font-name="Bitstream Vera Sans4" fo:font-weight="normal" style:font-weight-asian="normal" style:font-weight-complex="normal"/>
    </style:style>
    <style:style style:name="T26" style:family="text">
      <style:text-properties style:font-name="Bitstream Vera Sans4" style:text-underline-style="none" fo:font-weight="normal" style:font-weight-asian="normal" style:font-weight-complex="normal"/>
    </style:style>
    <style:style style:name="T27" style:family="text">
      <style:text-properties style:font-name="Bitstream Vera Sans4" style:text-underline-style="none" fo:font-weight="normal" officeooo:rsid="0077d99b" style:font-weight-asian="normal" style:font-weight-complex="normal"/>
    </style:style>
    <style:style style:name="T28" style:family="text">
      <style:text-properties style:font-name="OpenSymbol1"/>
    </style:style>
    <style:style style:name="T29" style:family="text">
      <style:text-properties style:font-name="OpenSymbol1" fo:font-style="normal" style:font-name-asian="OpenSymbol1" style:font-style-asian="normal" style:font-name-complex="OpenSymbol1" style:font-style-complex="normal"/>
    </style:style>
    <style:style style:name="T30" style:family="text">
      <style:text-properties style:font-name="OpenSymbol1" fo:font-style="normal" officeooo:rsid="00635585" style:font-name-asian="OpenSymbol1" style:font-style-asian="normal" style:font-name-complex="OpenSymbol1" style:font-style-complex="normal"/>
    </style:style>
    <style:style style:name="T31" style:family="text">
      <style:text-properties style:font-name="OpenSymbol1" fo:font-style="normal" style:font-style-asian="normal" style:font-style-complex="normal"/>
    </style:style>
    <style:style style:name="T32" style:family="text">
      <style:text-properties style:font-name="OpenSymbol1" fo:font-style="normal" fo:font-weight="normal" style:font-name-asian="OpenSymbol1" style:font-style-asian="normal" style:font-name-complex="OpenSymbol1" style:font-style-complex="normal"/>
    </style:style>
    <style:style style:name="T33" style:family="text">
      <style:text-properties style:font-name="OpenSymbol1" fo:font-style="normal" fo:font-weight="normal" officeooo:rsid="00635585" style:font-name-asian="OpenSymbol1" style:font-style-asian="normal" style:font-name-complex="OpenSymbol1" style:font-style-complex="normal"/>
    </style:style>
    <style:style style:name="T34"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35" style:family="text">
      <style:text-properties style:font-name="OpenSymbol1" fo:font-size="10pt" fo:font-style="normal" style:font-name-asian="OpenSymbol1" style:font-size-asian="10pt" style:font-style-asian="normal" style:font-name-complex="OpenSymbol1" style:font-size-complex="10pt" style:font-style-complex="normal" style:text-scale="100%"/>
    </style:style>
    <style:style style:name="T36" style:family="text">
      <style:text-properties style:font-name="OpenSymbol1" fo:font-size="10pt" fo:font-style="normal" officeooo:rsid="006a5ec5" style:font-name-asian="OpenSymbol1" style:font-size-asian="10pt" style:font-style-asian="normal" style:font-name-complex="OpenSymbol1" style:font-size-complex="10pt" style:font-style-complex="normal"/>
    </style:style>
    <style:style style:name="T37" style:family="text">
      <style:text-properties style:font-name="OpenSymbol1" fo:font-size="10pt" fo:font-style="normal" style:font-name-asian="OpenSymbol1" style:font-style-asian="normal" style:font-name-complex="OpenSymbol1" style:font-style-complex="normal" style:text-scale="100%"/>
    </style:style>
    <style:style style:name="T38" style:family="text">
      <style:text-properties style:font-name="OpenSymbol1" fo:font-size="10pt" fo:letter-spacing="-0.007cm" fo:font-style="normal" style:font-name-asian="OpenSymbol1" style:font-size-asian="10pt" style:font-style-asian="normal" style:font-name-complex="OpenSymbol1" style:font-size-complex="10pt" style:font-style-complex="normal"/>
    </style:style>
    <style:style style:name="T39" style:family="text">
      <style:text-properties style:font-name="OpenSymbol1" fo:font-size="10pt" fo:letter-spacing="-0.007cm" fo:font-style="normal" officeooo:rsid="00635585" style:font-name-asian="OpenSymbol1" style:font-size-asian="10pt" style:font-style-asian="normal" style:font-name-complex="OpenSymbol1" style:font-size-complex="10pt" style:font-style-complex="normal"/>
    </style:style>
    <style:style style:name="T40" style:family="text">
      <style:text-properties style:font-name="OpenSymbol1" fo:font-size="10pt" fo:letter-spacing="-0.007cm" fo:font-style="normal" fo:font-weight="normal" officeooo:rsid="0062d478" style:font-name-asian="OpenSymbol1" style:font-size-asian="10pt" style:font-style-asian="normal" style:font-name-complex="OpenSymbol1" style:font-size-complex="10pt" style:font-style-complex="normal"/>
    </style:style>
    <style:style style:name="T41" style:family="text">
      <style:text-properties style:font-name="OpenSymbol1" fo:font-size="10pt" fo:letter-spacing="-0.007cm" fo:font-style="normal" style:font-size-asian="10pt" style:font-style-asian="normal" style:font-size-complex="10pt" style:font-style-complex="normal"/>
    </style:style>
    <style:style style:name="T42" style:family="text">
      <style:text-properties style:font-name="OpenSymbol1" style:text-underline-style="none" fo:font-weight="normal" style:font-weight-asian="normal" style:font-weight-complex="normal"/>
    </style:style>
    <style:style style:name="T43" style:family="text">
      <style:text-properties style:font-name="OpenSymbol1" style:font-name-asian="OpenSymbol1" style:font-name-complex="OpenSymbol1"/>
    </style:style>
    <style:style style:name="T44" style:family="text">
      <style:text-properties style:text-position="0% 100%"/>
    </style:style>
    <style:style style:name="T45" style:family="text">
      <style:text-properties style:text-position="0% 100%" style:font-name="OpenSymbol1" fo:font-style="normal" style:text-underline-style="none" fo:font-weight="normal" style:font-name-asian="OpenSymbol1" style:font-style-asian="normal" style:font-weight-asian="normal" style:font-name-complex="OpenSymbol1" style:font-style-complex="normal" style:font-weight-complex="normal"/>
    </style:style>
    <style:style style:name="T46" style:family="text">
      <style:text-properties style:text-position="0% 100%" style:font-name-asian="OpenSymbol1" style:font-style-asian="normal" style:font-name-complex="OpenSymbol1" style:font-style-complex="normal"/>
    </style:style>
    <style:style style:name="T47" style:family="text">
      <style:text-properties style:text-position="0% 100%" fo:font-size="10pt" officeooo:rsid="00425cb8" style:font-size-asian="10pt" style:font-size-complex="10pt"/>
    </style:style>
    <style:style style:name="T48" style:family="text">
      <style:text-properties style:text-position="0% 100%" fo:font-size="10pt" fo:font-weight="normal" officeooo:rsid="00425cb8" style:font-size-asian="10pt" style:font-size-complex="10pt"/>
    </style:style>
    <style:style style:name="T49" style:family="text">
      <style:text-properties fo:color="#000000"/>
    </style:style>
    <style:style style:name="T50" style:family="text">
      <style:text-properties fo:color="#000000" style:font-name="OpenSymbol1"/>
    </style:style>
    <style:style style:name="T51" style:family="text">
      <style:text-properties fo:color="#000000" style:font-name="OpenSymbol1" fo:font-style="normal" style:font-name-asian="OpenSymbol1" style:font-style-asian="normal" style:font-name-complex="OpenSymbol1" style:font-style-complex="normal"/>
    </style:style>
    <style:style style:name="T52" style:family="text">
      <style:text-properties fo:color="#000000" fo:font-size="12pt" style:font-size-asian="12pt" style:font-size-complex="12pt"/>
    </style:style>
    <style:style style:name="T53" style:family="text">
      <style:text-properties fo:color="#000000" style:text-outline="false" style:text-line-through-style="none" style:text-line-through-type="none" style:font-name="OpenSymbol1" fo:language="zxx" fo:country="none" fo:font-style="normal" style:text-underline-style="none" fo:font-weight="normal" style:font-name-asian="Bitstream Vera Sans4" style:language-asian="zxx" style:country-asian="none" style:font-style-asian="normal" style:font-weight-asian="normal" style:font-name-complex="Bitstream Vera Sans4" style:font-style-complex="normal" style:font-weight-complex="normal" style:text-emphasize="none" style:text-scale="100%" style:font-relief="none"/>
    </style:style>
    <style:style style:name="T54" style:family="text">
      <style:text-properties fo:color="#000000" style:font-name="OpenSymbol3" fo:font-size="10pt" fo:font-style="normal" style:font-name-asian="OpenSymbol1" style:font-size-asian="10pt" style:font-style-asian="normal" style:font-name-complex="OpenSymbol1" style:font-size-complex="10pt" style:font-style-complex="normal"/>
    </style:style>
    <style:style style:name="T55" style:family="text">
      <style:text-properties fo:color="#000000" style:font-name="Bitstream Vera Sans3" fo:font-size="10pt" fo:font-style="normal" fo:font-weight="normal"/>
    </style:style>
    <style:style style:name="T56" style:family="text">
      <style:text-properties fo:color="#000000" style:font-name="Bitstream Vera Sans3" fo:font-size="10pt" officeooo:rsid="0075fbe1"/>
    </style:style>
    <style:style style:name="T57" style:family="text">
      <style:text-properties fo:color="#000000" style:font-name="Bitstream Vera Sans3" fo:font-style="normal" fo:font-weight="normal"/>
    </style:style>
    <style:style style:name="T58" style:family="text">
      <style:text-properties fo:color="#000000" style:text-position="0% 100%" fo:font-size="10pt" officeooo:rsid="004b52ae" style:font-size-asian="10pt" style:font-size-complex="10pt"/>
    </style:style>
    <style:style style:name="T59" style:family="text">
      <style:text-properties fo:color="#000000" style:text-position="0% 100%" style:font-name="Bitstream Vera Sans4" style:font-name-asian="OpenSymbol1" style:font-style-asian="normal" style:font-name-complex="OpenSymbol1" style:font-style-complex="normal"/>
    </style:style>
    <style:style style:name="T60" style:family="text">
      <style:text-properties fo:color="#000000" style:text-position="0% 100%" style:font-name="OpenSymbol1" style:font-name-asian="OpenSymbol1" style:font-style-asian="normal" style:font-name-complex="OpenSymbol1" style:font-style-complex="normal"/>
    </style:style>
    <style:style style:name="T61" style:family="text">
      <style:text-properties fo:color="#000000" style:text-position="0% 100%" style:font-name="Bitstream Vera Sans2" fo:font-size="10pt" fo:font-style="normal" officeooo:rsid="0075fbe1" fo:background-color="transparent" loext:char-shading-value="0" style:font-name-asian="OpenSymbol1" style:font-style-asian="normal" style:font-name-complex="OpenSymbol1" style:font-style-complex="normal"/>
    </style:style>
    <style:style style:name="T62" style:family="text">
      <style:text-properties fo:color="#000000" fo:font-weight="normal"/>
    </style:style>
    <style:style style:name="T63" style:family="text">
      <style:text-properties fo:color="#000000" fo:font-size="9pt" fo:font-weight="bold" style:font-size-asian="9pt" style:font-weight-asian="bold" style:font-size-complex="9pt" style:font-weight-complex="bold"/>
    </style:style>
    <style:style style:name="T64" style:family="text">
      <style:text-properties fo:color="#000000" style:font-name="Bitstream Vera Sans2" fo:font-size="10pt" fo:font-style="normal" fo:font-weight="normal" officeooo:rsid="007444c4"/>
    </style:style>
    <style:style style:name="T65" style:family="text">
      <style:text-properties fo:color="#000000" style:font-name="Bitstream Vera Sans2" fo:font-size="10pt" fo:font-style="normal" fo:font-weight="normal" officeooo:rsid="0075fbe1"/>
    </style:style>
    <style:style style:name="T66" style:family="text">
      <style:text-properties fo:color="#000000" style:font-name="Bitstream Vera Sans2" fo:font-size="10pt" fo:font-style="normal" fo:font-weight="normal" officeooo:rsid="0075fbe1" fo:background-color="transparent" loext:char-shading-value="0"/>
    </style:style>
    <style:style style:name="T67" style:family="text">
      <style:text-properties fo:color="#000000" style:font-name="Bitstream Vera Sans2" fo:font-size="10pt" fo:font-style="normal" fo:font-weight="normal" officeooo:rsid="0062d478"/>
    </style:style>
    <style:style style:name="T68" style:family="text">
      <style:text-properties fo:color="#000000" style:text-line-through-style="none" style:text-line-through-type="none" style:font-name="Bitstream Vera Sans2" fo:font-size="10pt" fo:font-style="normal" fo:font-weight="normal" officeooo:rsid="00635585"/>
    </style:style>
    <style:style style:name="T69" style:family="text">
      <style:text-properties fo:color="#000000" style:text-line-through-style="none" style:text-line-through-type="none" style:font-name="OpenSymbol1" fo:font-size="10pt" fo:font-style="normal" fo:font-weight="normal" officeooo:rsid="00635585" style:font-style-asian="normal" style:font-style-complex="normal"/>
    </style:style>
    <style:style style:name="T70" style:family="text">
      <style:text-properties fo:color="#000000" style:text-line-through-style="none" style:text-line-through-type="none" style:font-name="OpenSymbol1" fo:font-size="10pt" fo:font-style="normal" fo:font-weight="normal" officeooo:rsid="00635585" style:font-name-asian="OpenSymbol1" style:font-style-asian="normal" style:font-name-complex="OpenSymbol1" style:font-style-complex="normal"/>
    </style:style>
    <style:style style:name="T71" style:family="text">
      <style:text-properties fo:color="#000000" style:font-name="Bitstream Vera Sans4" fo:font-size="10pt" fo:font-style="normal" fo:font-weight="normal" officeooo:rsid="00635585" fo:background-color="transparent" loext:char-shading-value="0" style:font-size-asian="12pt" style:font-style-asian="italic" style:font-size-complex="12pt" style:font-style-complex="italic"/>
    </style:style>
    <style:style style:name="T72"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text-scale="100%"/>
    </style:style>
    <style:style style:name="T73" style:family="text">
      <style:text-properties style:font-name="Times New Roman" fo:font-size="10pt" fo:font-style="italic" style:text-underline-style="none" fo:font-weight="normal" style:font-size-asian="10pt" style:font-style-asian="italic" style:font-weight-asian="normal" style:font-size-complex="10pt" style:font-style-complex="italic" style:font-weight-complex="normal" style:text-scale="100%"/>
    </style:style>
    <style:style style:name="T74" style:family="text">
      <style:text-properties style:font-name="Times New Roman" fo:font-style="italic" style:text-underline-style="none" fo:font-weight="normal" style:font-style-asian="italic" style:font-weight-asian="normal" style:font-style-complex="italic" style:font-weight-complex="normal" style:text-scale="100%"/>
    </style:style>
    <style:style style:name="T75" style:family="text">
      <style:text-properties fo:font-size="10pt" style:font-size-asian="10pt" style:font-size-complex="10pt"/>
    </style:style>
    <style:style style:name="T76" style:family="text">
      <style:text-properties fo:font-size="10pt" fo:letter-spacing="-0.007cm" style:font-size-asian="10pt" style:font-size-complex="10pt"/>
    </style:style>
    <style:style style:name="T77" style:family="text">
      <style:text-properties fo:letter-spacing="-0.007cm"/>
    </style:style>
    <style:style style:name="T78" style:family="text">
      <style:text-properties style:use-window-font-color="true" style:text-outline="false" style:text-line-through-style="none" style:text-line-through-type="none" style:font-name="Times New Roman" fo:font-size="11pt" fo:language="fr" fo:country="FR" fo:font-style="italic" style:text-underline-style="none" fo:font-weight="normal" style:font-name-asian="Bitstream Vera Sans4" style:font-size-asian="11pt" style:language-asian="fr" style:country-asian="FR" style:font-style-asian="italic" style:font-weight-asian="normal" style:font-name-complex="Bitstream Vera Sans4" style:font-size-complex="11pt" style:font-style-complex="italic" style:font-weight-complex="normal" style:text-emphasize="none" style:text-scale="100%" style:font-relief="none"/>
    </style:style>
    <style:style style:name="T79" style:family="text">
      <style:text-properties style:use-window-font-color="true" style:text-outline="false" style:text-line-through-style="none" style:text-line-through-type="none" style:font-name="Times New Roman" fo:font-size="12pt" fo:language="fr" fo:country="FR" fo:font-style="italic" style:text-underline-style="none" fo:font-weight="normal" style:font-name-asian="Bitstream Vera Sans4" style:font-size-asian="12pt" style:language-asian="fr" style:country-asian="FR" style:font-style-asian="italic" style:font-weight-asian="normal" style:font-name-complex="Bitstream Vera Sans4" style:font-size-complex="12pt" style:font-style-complex="italic" style:font-weight-complex="normal" style:text-emphasize="none" style:text-scale="100%" style:font-relief="none"/>
    </style:style>
    <style:style style:name="T80" style:family="text">
      <style:text-properties style:use-window-font-color="true" style:text-outline="false" style:text-line-through-style="none" style:text-line-through-type="none" style:font-name="Times New Roman" fo:font-size="10pt" fo:language="fr" fo:country="FR" fo:font-style="italic" style:text-underline-style="none" fo:font-weight="normal" style:font-name-asian="Bitstream Vera Sans4" style:font-size-asian="10pt" style:language-asian="fr" style:country-asian="FR" style:font-style-asian="italic" style:font-weight-asian="normal" style:font-name-complex="Bitstream Vera Sans4" style:font-size-complex="10pt" style:font-style-complex="italic" style:font-weight-complex="normal" style:text-emphasize="none" style:text-scale="100%" style:font-relief="none"/>
    </style:style>
    <style:style style:name="T81" style:family="text">
      <style:text-properties style:use-window-font-color="true" style:text-outline="false" style:text-line-through-style="none" style:text-line-through-type="none" style:font-name="Times New Roman" fo:font-size="10pt" fo:language="zxx" fo:country="none" fo:font-style="italic" fo:text-shadow="none" style:text-underline-style="none" fo:font-weight="normal" fo:background-color="transparent" loext:char-shading-value="0" style:font-name-asian="Bitstream Vera Sans4" style:font-size-asian="10pt" style:language-asian="zxx" style:country-asian="none" style:font-style-asian="italic" style:font-weight-asian="normal" style:font-name-complex="Bitstream Vera Sans4" style:font-size-complex="10pt" style:font-style-complex="italic" style:font-weight-complex="normal" style:text-emphasize="none" style:text-scale="100%" style:font-relief="none"/>
    </style:style>
    <style:style style:name="T82" style:family="text">
      <style:text-properties style:use-window-font-color="true" style:text-outline="false" style:text-line-through-style="none" style:text-line-through-type="none" style:font-name="Times New Roman" fo:language="zxx" fo:country="none" fo:font-style="italic" style:text-underline-style="none" fo:font-weight="normal" style:font-name-asian="Bitstream Vera Sans4" style:language-asian="zxx" style:country-asian="none" style:font-style-asian="italic" style:font-weight-asian="normal" style:font-name-complex="Bitstream Vera Sans4" style:font-style-complex="italic" style:font-weight-complex="normal" style:text-emphasize="none" style:text-scale="100%" style:font-relief="none"/>
    </style:style>
    <style:style style:name="T83" style:family="text">
      <style:text-properties style:use-window-font-color="true" style:text-outline="false" style:text-line-through-style="none" style:text-line-through-type="none" style:font-name="Bitstream Vera Sans4" fo:font-size="10pt" fo:language="fr" fo:country="FR" fo:font-style="normal" fo:text-shadow="none" style:text-underline-style="none" fo:font-weight="normal" fo:background-color="transparent" loext:char-shading-value="0" style:font-name-asian="Bitstream Vera Sans4" style:font-size-asian="10pt" style:language-asian="fr" style:country-asian="FR" style:font-style-asian="normal" style:font-weight-asian="normal" style:font-name-complex="Bitstream Vera Sans4" style:font-size-complex="10pt" style:font-style-complex="normal" style:font-weight-complex="normal" style:text-emphasize="none" style:font-relief="none"/>
    </style:style>
    <style:style style:name="T84" style:family="text">
      <style:text-properties style:use-window-font-color="true" style:text-outline="false" style:text-line-through-style="none" style:text-line-through-type="none" style:font-name="Bitstream Vera Sans4" fo:font-size="10pt" fo:language="fr" fo:country="FR" fo:font-style="normal" style:text-underline-style="none" fo:font-weight="normal" style:font-name-asian="Bitstream Vera Sans4" style:font-size-asian="10pt" style:language-asian="fr" style:country-asian="FR" style:font-style-asian="normal" style:font-weight-asian="normal" style:font-name-complex="Bitstream Vera Sans4" style:font-size-complex="10pt" style:font-style-complex="normal" style:font-weight-complex="normal" style:text-emphasize="none" style:font-relief="none"/>
    </style:style>
    <style:style style:name="T85" style:family="text">
      <style:text-properties style:use-window-font-color="true" style:text-outline="false" style:text-line-through-style="none" style:text-line-through-type="none" style:font-name="Bitstream Vera Sans4" fo:font-size="10pt" fo:language="fr" fo:country="FR" fo:font-style="normal" style:text-underline-style="none" fo:font-weight="normal" officeooo:rsid="0077d99b" style:font-name-asian="Bitstream Vera Sans4" style:font-size-asian="10pt" style:language-asian="fr" style:country-asian="FR" style:font-style-asian="normal" style:font-weight-asian="normal" style:font-name-complex="Bitstream Vera Sans4" style:font-size-complex="10pt" style:font-style-complex="normal" style:font-weight-complex="normal" style:text-emphasize="none" style:font-relief="none"/>
    </style:style>
    <style:style style:name="T86" style:family="text">
      <style:text-properties style:use-window-font-color="true" style:text-outline="false" style:text-line-through-style="none" style:text-line-through-type="none" style:font-name="Bitstream Vera Sans4" fo:font-size="10pt" fo:language="zxx" fo:country="none" fo:font-style="normal" fo:text-shadow="none" style:text-underline-style="none" fo:font-weight="normal" fo:background-color="transparent" loext:char-shading-value="0" style:font-name-asian="Bitstream Vera Sans4" style:font-size-asian="10pt" style:language-asian="zxx" style:country-asian="none" style:font-style-asian="normal" style:font-weight-asian="normal" style:font-name-complex="Bitstream Vera Sans4" style:font-size-complex="10pt" style:font-style-complex="normal" style:font-weight-complex="normal" style:text-emphasize="none" style:font-relief="none"/>
    </style:style>
    <style:style style:name="T87" style:family="text">
      <style:text-properties style:use-window-font-color="true" style:text-outline="false" style:text-line-through-style="none" style:text-line-through-type="none" style:font-name="Bitstream Vera Sans4" fo:font-size="10pt" fo:language="zxx" fo:country="none" fo:font-style="normal" fo:text-shadow="none" style:text-underline-style="none" fo:font-weight="normal" fo:background-color="transparent" loext:char-shading-value="0" style:font-name-asian="Bitstream Vera Sans4" style:font-size-asian="10pt" style:language-asian="zxx" style:country-asian="none" style:font-style-asian="normal" style:font-weight-asian="normal" style:font-name-complex="Bitstream Vera Sans4" style:font-size-complex="10pt" style:font-style-complex="normal" style:font-weight-complex="normal" style:text-emphasize="none" style:text-scale="100%" style:font-relief="none"/>
    </style:style>
    <style:style style:name="T88" style:family="text">
      <style:text-properties style:use-window-font-color="true" style:text-outline="false" style:text-line-through-style="none" style:text-line-through-type="none" style:font-name="Bitstream Vera Sans4" fo:language="zxx" fo:country="none" fo:font-style="normal" style:text-underline-style="none" fo:font-weight="normal" style:font-name-asian="Bitstream Vera Sans4" style:language-asian="zxx" style:country-asian="none" style:font-style-asian="normal" style:font-weight-asian="normal" style:font-name-complex="Bitstream Vera Sans4" style:font-style-complex="normal" style:font-weight-complex="normal" style:text-emphasize="none" style:font-relief="none"/>
    </style:style>
    <style:style style:name="T89" style:family="text">
      <style:text-properties style:use-window-font-color="true" style:text-outline="false" style:text-line-through-style="none" style:text-line-through-type="none" fo:language="fr" fo:country="FR" fo:font-style="normal" style:text-underline-style="none" fo:font-weight="normal" style:font-name-asian="Bitstream Vera Sans4" style:language-asian="fr" style:country-asian="FR" style:font-style-asian="normal" style:font-weight-asian="normal" style:font-name-complex="Bitstream Vera Sans4" style:font-style-complex="normal" style:font-weight-complex="normal" style:text-emphasize="none" style:font-relief="none"/>
    </style:style>
    <style:style style:name="T90" style:family="text">
      <style:text-properties style:use-window-font-color="true" style:text-outline="false" style:text-line-through-style="none" style:text-line-through-type="none" fo:language="fr" fo:country="FR" fo:font-style="normal" style:text-underline-style="none" fo:font-weight="normal" style:font-name-asian="Bitstream Vera Sans4" style:language-asian="fr" style:country-asian="FR" style:font-style-asian="normal" style:font-weight-asian="bold" style:font-name-complex="Bitstream Vera Sans4" style:font-style-complex="normal" style:font-weight-complex="bold" style:text-emphasize="none" style:font-relief="none"/>
    </style:style>
    <style:style style:name="T91" style:family="text">
      <style:text-properties style:use-window-font-color="true" style:text-outline="false" style:text-line-through-style="none" style:text-line-through-type="none" style:font-name="OpenSymbol1" fo:language="fr" fo:country="FR" fo:font-style="normal" style:text-underline-style="none" fo:font-weight="normal" style:font-name-asian="OpenSymbol1" style:language-asian="fr" style:country-asian="FR" style:font-style-asian="normal" style:font-weight-asian="normal" style:font-name-complex="OpenSymbol1" style:font-style-complex="normal" style:font-weight-complex="normal" style:text-emphasize="none" style:font-relief="none"/>
    </style:style>
    <style:style style:name="T92" style:family="text">
      <style:text-properties style:use-window-font-color="true" style:text-outline="false" style:text-line-through-style="none" style:text-line-through-type="none" style:font-name="OpenSymbol1" fo:language="fr" fo:country="FR" fo:font-style="normal" style:text-underline-style="none" fo:font-weight="normal" style:font-name-asian="Bitstream Vera Sans4" style:language-asian="fr" style:country-asian="FR" style:font-style-asian="normal" style:font-weight-asian="normal" style:font-name-complex="Bitstream Vera Sans4" style:font-style-complex="normal" style:font-weight-complex="normal" style:text-emphasize="none" style:font-relief="none"/>
    </style:style>
    <style:style style:name="T93" style:family="text">
      <style:text-properties style:use-window-font-color="true" style:text-outline="false" style:text-line-through-style="none" style:text-line-through-type="none" style:font-name="OpenSymbol1" fo:font-size="11pt" fo:language="fr" fo:country="FR" fo:font-style="normal" style:text-underline-style="none" fo:font-weight="normal" style:font-name-asian="OpenSymbol1" style:font-size-asian="11pt" style:language-asian="fr" style:country-asian="FR" style:font-style-asian="normal" style:font-weight-asian="normal" style:font-name-complex="OpenSymbol1" style:font-size-complex="11pt" style:font-style-complex="normal" style:font-weight-complex="normal" style:text-emphasize="none" style:text-scale="100%" style:font-relief="none"/>
    </style:style>
    <style:style style:name="T94" style:family="text">
      <style:text-properties style:use-window-font-color="true" style:text-outline="false" style:text-line-through-style="none" style:text-line-through-type="none" style:font-name="OpenSymbol1" fo:font-size="10pt" fo:language="fr" fo:country="FR" fo:font-style="normal" style:text-underline-style="none" fo:font-weight="normal" style:font-name-asian="Bitstream Vera Sans4" style:font-size-asian="10pt" style:language-asian="fr" style:country-asian="FR" style:font-style-asian="normal" style:font-weight-asian="normal" style:font-name-complex="Bitstream Vera Sans4" style:font-size-complex="10pt" style:font-style-complex="normal" style:font-weight-complex="normal" style:text-emphasize="none" style:font-relief="none"/>
    </style:style>
    <style:style style:name="T95" style:family="text">
      <style:text-properties style:use-window-font-color="true" style:text-outline="false" style:text-line-through-style="none" style:text-line-through-type="none" style:font-name="OpenSymbol1" fo:font-size="10pt" fo:language="fr" fo:country="FR" fo:font-style="normal" style:text-underline-style="none" fo:font-weight="normal" style:font-name-asian="OpenSymbol1" style:font-size-asian="10pt" style:language-asian="fr" style:country-asian="FR" style:font-style-asian="normal" style:font-weight-asian="normal" style:font-name-complex="OpenSymbol1" style:font-size-complex="10pt" style:font-style-complex="normal" style:font-weight-complex="normal" style:text-emphasize="none" style:font-relief="none"/>
    </style:style>
    <style:style style:name="T96" style:family="text">
      <style:text-properties style:use-window-font-color="true" style:text-outline="false" style:text-line-through-style="none" style:text-line-through-type="none" style:font-name="OpenSymbol1" fo:font-size="10pt" fo:language="fr" fo:country="FR" fo:font-style="normal" style:text-underline-style="none" fo:font-weight="normal" style:font-name-asian="OpenSymbol1" style:font-size-asian="10pt" style:language-asian="fr" style:country-asian="FR" style:font-style-asian="normal" style:font-weight-asian="normal" style:font-name-complex="OpenSymbol1" style:font-size-complex="10pt" style:font-style-complex="normal" style:font-weight-complex="normal" style:text-emphasize="none" style:text-scale="100%" style:font-relief="none"/>
    </style:style>
    <style:style style:name="T97" style:family="text">
      <style:text-properties style:use-window-font-color="true" style:text-outline="false" style:text-line-through-style="none" style:text-line-through-type="none" style:font-name="OpenSymbol1" fo:font-size="10pt" fo:language="zxx" fo:country="none" fo:font-style="normal" fo:text-shadow="none" style:text-underline-style="none" fo:font-weight="normal" fo:background-color="transparent" loext:char-shading-value="0" style:font-name-asian="Bitstream Vera Sans4" style:font-size-asian="10pt" style:language-asian="zxx" style:country-asian="none" style:font-style-asian="normal" style:font-weight-asian="normal" style:font-name-complex="Bitstream Vera Sans4" style:font-size-complex="10pt" style:font-style-complex="normal" style:font-weight-complex="normal" style:text-emphasize="none" style:text-scale="100%" style:font-relief="none"/>
    </style:style>
    <style:style style:name="T98" style:family="text">
      <style:text-properties style:use-window-font-color="true" style:text-outline="false" style:text-line-through-style="none" style:text-line-through-type="none" style:font-name="OpenSymbol1" fo:font-size="10pt" fo:language="zxx" fo:country="none" fo:font-style="normal" fo:text-shadow="none" style:text-underline-style="none" fo:font-weight="normal" fo:background-color="transparent" loext:char-shading-value="0" style:font-name-asian="OpenSymbol1" style:font-size-asian="10pt" style:language-asian="zxx" style:country-asian="none" style:font-style-asian="normal" style:font-weight-asian="normal" style:font-name-complex="OpenSymbol1" style:font-size-complex="10pt" style:font-style-complex="normal" style:font-weight-complex="normal" style:text-emphasize="none" style:text-scale="100%" style:font-relief="none"/>
    </style:style>
    <style:style style:name="T99" style:family="text">
      <style:text-properties style:use-window-font-color="true" style:text-outline="false" style:text-line-through-style="none" style:text-line-through-type="none" style:font-name="OpenSymbol1" fo:language="zxx" fo:country="none" fo:font-style="normal" fo:text-shadow="none" style:text-underline-style="none" fo:font-weight="normal" fo:background-color="transparent" loext:char-shading-value="0" style:font-name-asian="OpenSymbol1" style:font-style-asian="normal" style:font-weight-asian="normal" style:font-name-complex="OpenSymbol1" style:font-style-complex="normal" style:font-weight-complex="normal" style:text-emphasize="none" style:text-scale="100%" style:font-relief="none"/>
    </style:style>
    <style:style style:name="T100" style:family="text">
      <style:text-properties style:use-window-font-color="true" style:text-outline="false" style:text-line-through-style="none" style:text-line-through-type="none" style:font-name="OpenSymbol1" fo:language="zxx" fo:country="none" fo:font-style="normal" style:text-underline-style="none" fo:font-weight="normal" style:font-name-asian="OpenSymbol1" style:language-asian="zxx" style:country-asian="none" style:font-style-asian="normal" style:font-weight-asian="normal" style:font-name-complex="OpenSymbol1" style:font-style-complex="normal" style:font-weight-complex="normal" style:text-emphasize="none" style:text-scale="100%" style:font-relief="none"/>
    </style:style>
    <style:style style:name="T101" style:family="text">
      <style:text-properties style:use-window-font-color="true" style:text-outline="false" style:text-line-through-style="none" style:text-line-through-type="none" style:font-name="OpenSymbol1" fo:language="zxx" fo:country="none" fo:font-style="normal" style:text-underline-style="none" fo:font-weight="normal" style:font-name-asian="Bitstream Vera Sans4" style:language-asian="zxx" style:country-asian="none" style:font-style-asian="normal" style:font-weight-asian="normal" style:font-name-complex="Bitstream Vera Sans4" style:font-style-complex="normal" style:font-weight-complex="normal" style:text-emphasize="none" style:text-scale="100%" style:font-relief="none"/>
    </style:style>
    <style:style style:name="T102" style:family="text">
      <style:text-properties style:use-window-font-color="true" style:text-outline="false" style:text-line-through-style="none" style:text-line-through-type="none" fo:font-size="10pt" fo:language="fr" fo:country="FR" fo:font-style="normal" style:text-underline-style="none" fo:font-weight="normal" style:font-name-asian="Bitstream Vera Sans4" style:font-size-asian="10pt" style:language-asian="fr" style:country-asian="FR" style:font-style-asian="normal" style:font-weight-asian="normal" style:font-name-complex="Bitstream Vera Sans4" style:font-size-complex="10pt" style:font-style-complex="normal" style:font-weight-complex="normal" style:text-emphasize="none" style:font-relief="none"/>
    </style:style>
    <style:style style:name="T103" style:family="text">
      <style:text-properties style:use-window-font-color="true" style:text-outline="false" style:text-line-through-style="none" style:text-line-through-type="none" fo:language="zxx" fo:country="none" fo:font-style="normal" style:text-underline-style="none" fo:font-weight="normal" style:font-name-asian="Bitstream Vera Sans4" style:language-asian="zxx" style:country-asian="none" style:font-style-asian="normal" style:font-weight-asian="normal" style:font-name-complex="Bitstream Vera Sans4" style:font-style-complex="normal" style:font-weight-complex="normal" style:text-emphasize="none" style:font-relief="none"/>
    </style:style>
    <style:style style:name="T104" style:family="text">
      <style:text-properties style:use-window-font-color="true" style:text-outline="false" style:text-line-through-style="none" style:text-line-through-type="none" fo:language="zxx" fo:country="none" fo:font-style="normal" style:text-underline-style="none" fo:font-weight="normal" style:font-name-asian="Bitstream Vera Sans4" style:language-asian="zxx" style:country-asian="none" style:font-style-asian="normal" style:font-weight-asian="normal" style:font-name-complex="Bitstream Vera Sans4" style:font-style-complex="normal" style:font-weight-complex="normal" style:text-emphasize="none" style:text-scale="100%" style:font-relief="none"/>
    </style:style>
    <style:style style:name="T105" style:family="text">
      <style:text-properties officeooo:rsid="0042a5f8"/>
    </style:style>
    <style:style style:name="T106" style:family="text">
      <style:text-properties style:text-outline="false" style:text-line-through-style="none" style:text-line-through-type="none" fo:language="fr" fo:country="FR" fo:font-style="normal" fo:text-shadow="none" fo:font-weight="normal" fo:background-color="transparent" loext:char-shading-value="0" style:font-name-asian="Bitstream Vera Sans4" style:language-asian="fr" style:country-asian="FR" style:font-style-asian="normal" style:font-weight-asian="normal" style:font-name-complex="Bitstream Vera Sans4" style:font-style-complex="normal" style:font-weight-complex="normal" style:text-emphasize="none" style:font-relief="none"/>
    </style:style>
    <style:style style:name="T107" style:family="text">
      <style:text-properties style:text-outline="false" style:text-line-through-style="none" style:text-line-through-type="none" fo:language="fr" fo:country="FR" fo:font-style="normal" style:text-underline-style="none" officeooo:rsid="0077d99b" style:font-name-asian="Bitstream Vera Sans4" style:language-asian="fr" style:country-asian="FR" style:font-style-asian="normal" style:font-name-complex="Bitstream Vera Sans4" style:font-size-complex="10pt" style:font-style-complex="normal" style:text-emphasize="none" style:font-relief="none"/>
    </style:style>
    <style:style style:name="T108" style:family="text">
      <style:text-properties style:text-outline="false" style:text-line-through-style="none" style:text-line-through-type="none" style:font-name="Times New Roman" fo:font-size="11pt" fo:language="fr" fo:country="FR" fo:font-style="italic" fo:text-shadow="none" fo:font-weight="normal" fo:background-color="transparent" loext:char-shading-value="0" style:font-name-asian="Bitstream Vera Sans4" style:font-size-asian="11pt" style:language-asian="fr" style:country-asian="FR" style:font-style-asian="italic" style:font-weight-asian="normal" style:font-name-complex="Bitstream Vera Sans4" style:font-size-complex="11pt" style:font-style-complex="italic" style:font-weight-complex="normal" style:text-emphasize="none" style:text-scale="100%" style:font-relief="none"/>
    </style:style>
    <style:style style:name="T109" style:family="text">
      <style:text-properties style:text-outline="false" style:text-line-through-style="none" style:text-line-through-type="none" style:font-name="OpenSymbol1" fo:language="fr" fo:country="FR" fo:font-style="normal" fo:text-shadow="none" fo:font-weight="normal" fo:background-color="transparent" loext:char-shading-value="0" style:font-name-asian="OpenSymbol1" style:language-asian="fr" style:country-asian="FR" style:font-style-asian="normal" style:font-weight-asian="normal" style:font-name-complex="OpenSymbol1" style:font-style-complex="normal" style:font-weight-complex="normal" style:text-emphasize="none" style:font-relief="none"/>
    </style:style>
    <style:style style:name="T110" style:family="text">
      <style:text-properties style:text-outline="false" style:text-line-through-style="none" style:text-line-through-type="none" style:font-name="OpenSymbol1" fo:language="fr" fo:country="FR" fo:font-style="normal" fo:text-shadow="none" fo:font-weight="normal" fo:background-color="transparent" loext:char-shading-value="0" style:font-name-asian="Bitstream Vera Sans4" style:language-asian="fr" style:country-asian="FR" style:font-style-asian="normal" style:font-weight-asian="normal" style:font-name-complex="Bitstream Vera Sans4" style:font-style-complex="normal" style:font-weight-complex="normal" style:text-emphasize="none" style:font-relief="none"/>
    </style:style>
    <style:style style:name="T111" style:family="text">
      <style:text-properties style:text-outline="false" style:text-line-through-style="none" style:text-line-through-type="none" style:font-name="OpenSymbol1" fo:font-size="11pt" fo:language="fr" fo:country="FR" fo:font-style="normal" fo:text-shadow="none" fo:font-weight="normal" fo:background-color="transparent" loext:char-shading-value="0" style:font-name-asian="OpenSymbol1" style:font-size-asian="11pt" style:language-asian="fr" style:country-asian="FR" style:font-style-asian="normal" style:font-weight-asian="normal" style:font-name-complex="OpenSymbol1" style:font-size-complex="11pt" style:font-style-complex="normal" style:font-weight-complex="normal" style:text-emphasize="none" style:text-scale="100%" style:font-relief="none"/>
    </style:style>
    <style:style style:name="T112" style:family="text">
      <style:text-properties fo:color="#6fb544" style:text-outline="false" style:text-line-through-style="none" style:text-line-through-type="none" fo:language="fr" fo:country="FR" fo:font-style="normal" style:text-underline-style="none" style:font-name-asian="Bitstream Vera Sans4" style:language-asian="fr" style:country-asian="FR" style:font-style-asian="normal" style:font-weight-asian="bold" style:font-name-complex="Bitstream Vera Sans4" style:font-style-complex="normal" style:font-weight-complex="bold" style:text-emphasize="none" style:font-relief="none"/>
    </style:style>
    <style:style style:name="T113" style:family="text">
      <style:text-properties fo:color="#7fb241" style:text-outline="false" style:text-line-through-style="none" style:text-line-through-type="none" fo:language="fr" fo:country="FR" fo:font-style="normal" style:text-underline-style="none" style:font-name-asian="Bitstream Vera Sans4" style:language-asian="fr" style:country-asian="FR" style:font-style-asian="normal" style:font-weight-asian="bold" style:font-name-complex="Bitstream Vera Sans4" style:font-style-complex="normal" style:font-weight-complex="bold" style:text-emphasize="none" style:font-relief="none"/>
    </style:style>
    <style:style style:name="T114" style:family="text">
      <style:text-properties fo:color="#d3802c" fo:background-color="transparent" loext:char-shading-value="0"/>
    </style:style>
    <style:style style:name="T115" style:family="text">
      <style:text-properties fo:color="#d3802c" style:text-outline="false" style:text-line-through-style="none" style:text-line-through-type="none" style:font-name="OpenSymbol1" fo:language="fr" fo:country="FR" fo:font-style="normal" style:text-underline-style="none" fo:font-weight="normal" style:font-name-asian="OpenSymbol1" style:language-asian="fr" style:country-asian="FR" style:font-style-asian="normal" style:font-weight-asian="normal" style:font-name-complex="OpenSymbol1" style:font-style-complex="normal" style:font-weight-complex="normal" style:text-emphasize="none" style:font-relief="none"/>
    </style:style>
    <style:style style:name="T116" style:family="text">
      <style:text-properties fo:color="#d3802c" style:text-outline="false" style:text-line-through-style="none" style:text-line-through-type="none" fo:language="fr" fo:country="FR" fo:font-style="normal" style:text-underline-style="none" style:font-name-asian="Bitstream Vera Sans4" style:language-asian="fr" style:country-asian="FR" style:font-style-asian="normal" style:font-weight-asian="bold" style:font-name-complex="Bitstream Vera Sans4" style:font-style-complex="normal" style:font-weight-complex="bold" style:text-emphasize="none" style:font-relief="none"/>
    </style:style>
    <style:style style:name="T117" style:family="text">
      <style:text-properties fo:color="#d3802c" style:text-outline="false" style:text-line-through-style="none" style:text-line-through-type="none" fo:language="fr" fo:country="FR" fo:font-style="normal" style:text-underline-style="none" fo:font-weight="normal" style:font-name-asian="Bitstream Vera Sans4" style:language-asian="fr" style:country-asian="FR" style:font-style-asian="normal" style:font-weight-asian="normal" style:font-name-complex="Bitstream Vera Sans4" style:font-style-complex="normal" style:font-weight-complex="normal" style:text-emphasize="none" style:font-relief="none"/>
    </style:style>
    <style:style style:name="T118" style:family="text">
      <style:text-properties fo:color="#d3802c" style:text-outline="false" style:text-line-through-style="none" style:text-line-through-type="none" style:font-name="OpenSymbol2" fo:language="fr" fo:country="FR" fo:font-style="normal" style:text-underline-style="none" fo:font-weight="normal" style:font-name-asian="Bitstream Vera Sans4" style:language-asian="fr" style:country-asian="FR" style:font-style-asian="normal" style:font-weight-asian="bold" style:font-name-complex="Bitstream Vera Sans4" style:font-style-complex="normal" style:font-weight-complex="bold" style:text-emphasize="none" style:font-relief="none"/>
    </style:style>
    <style:style style:name="T119" style:family="text">
      <style:text-properties fo:font-weight="normal"/>
    </style:style>
    <style:style style:name="T120" style:family="text">
      <style:text-properties fo:font-weight="normal" officeooo:rsid="00635585"/>
    </style:style>
    <style:style style:name="T121" style:family="text">
      <style:text-properties fo:font-weight="normal" style:font-weight-asian="normal" style:font-weight-complex="normal"/>
    </style:style>
    <style:style style:name="T122" style:family="text">
      <style:text-properties fo:font-weight="normal" officeooo:rsid="0042a5f8" style:font-weight-asian="normal" style:font-weight-complex="normal"/>
    </style:style>
    <style:style style:name="T123" style:family="text">
      <style:text-properties fo:color="#1ca2b8" style:text-outline="false" style:text-line-through-style="none" style:text-line-through-type="none" style:font-name="Bitstream Vera Sans4" fo:language="zxx" fo:country="none" fo:font-style="normal" style:text-underline-style="none" fo:font-weight="normal" style:font-name-asian="Bitstream Vera Sans4" style:language-asian="zxx" style:country-asian="none" style:font-style-asian="normal" style:font-weight-asian="normal" style:font-name-complex="Bitstream Vera Sans4" style:font-style-complex="normal" style:font-weight-complex="normal" style:text-emphasize="none" style:font-relief="none"/>
    </style:style>
    <style:style style:name="T124" style:family="text">
      <style:text-properties fo:color="#1ca2b8" style:text-outline="false" style:text-line-through-style="none" style:text-line-through-type="none" fo:language="zxx" fo:country="none" fo:font-style="normal" style:text-underline-style="none" style:font-name-asian="Bitstream Vera Sans4" style:language-asian="zxx" style:country-asian="none" style:font-style-asian="normal" style:font-weight-asian="bold" style:font-name-complex="Bitstream Vera Sans4" style:font-style-complex="normal" style:font-weight-complex="bold" style:text-emphasize="none" style:font-relief="none"/>
    </style:style>
    <style:style style:name="T125" style:family="text">
      <style:text-properties fo:color="#68a224" style:text-outline="false" style:text-line-through-style="none" style:text-line-through-type="none" fo:language="zxx" fo:country="none" fo:font-style="normal" style:text-underline-style="none" style:font-name-asian="Bitstream Vera Sans4" style:language-asian="zxx" style:country-asian="none" style:font-style-asian="normal" style:font-weight-asian="bold" style:font-name-complex="Bitstream Vera Sans4" style:font-style-complex="normal" style:font-weight-complex="bold" style:text-emphasize="none" style:font-relief="none"/>
    </style:style>
    <style:style style:name="T126" style:family="text">
      <style:text-properties style:text-underline-style="none"/>
    </style:style>
    <style:style style:name="T127" style:family="text">
      <style:text-properties style:text-underline-style="none" officeooo:rsid="0077d99b"/>
    </style:style>
    <style:style style:name="T128" style:family="text">
      <style:text-properties fo:font-style="normal" style:text-underline-style="none" style:font-style-asian="normal" style:font-style-complex="normal"/>
    </style:style>
    <style:style style:name="T129" style:family="text">
      <style:text-properties fo:font-style="normal" style:font-style-asian="normal" style:font-style-complex="normal"/>
    </style:style>
    <style:style style:name="T130" style:family="text">
      <style:text-properties fo:font-style="normal" fo:font-weight="normal" style:font-style-asian="normal" style:font-style-complex="normal"/>
    </style:style>
    <style:style style:name="T131" style:family="text">
      <style:text-properties style:font-weight-asian="bold" style:font-weight-complex="bold"/>
    </style:style>
    <style:style style:name="T132" style:family="text">
      <style:text-properties style:font-name="Bitstream Vera Sans3" fo:font-style="normal" fo:font-weight="normal"/>
    </style:style>
    <style:style style:name="T133" style:family="text">
      <style:text-properties style:font-name="Bitstream Vera Sans3" fo:font-size="10pt" fo:font-style="normal" fo:font-weight="normal" style:font-name-asian="OpenSymbol1" style:font-size-asian="10pt" style:font-style-asian="normal" style:font-name-complex="OpenSymbol1" style:font-size-complex="10pt" style:font-style-complex="normal" style:text-scale="100%"/>
    </style:style>
    <style:style style:name="T134" style:family="text">
      <style:text-properties fo:color="#b3b3b3"/>
    </style:style>
    <style:style style:name="T135" style:family="text">
      <style:text-properties fo:color="#b3b3b3" style:text-position="0% 100%" style:font-name-asian="OpenSymbol1" style:font-style-asian="normal" style:font-name-complex="OpenSymbol1" style:font-style-complex="normal"/>
    </style:style>
    <style:style style:name="T136" style:family="text">
      <style:text-properties style:font-name="Times New Roman1" fo:font-size="12pt" fo:font-style="italic" fo:font-weight="normal" style:font-size-asian="12pt" style:font-size-complex="12pt"/>
    </style:style>
    <style:style style:name="T137" style:family="text">
      <style:text-properties officeooo:rsid="0062d478"/>
    </style:style>
    <style:style style:name="T138" style:family="text">
      <style:text-properties officeooo:rsid="00635585"/>
    </style:style>
    <style:style style:name="T139" style:family="text">
      <style:text-properties style:text-line-through-style="none" style:text-line-through-type="none"/>
    </style:style>
    <style:style style:name="T140" style:family="text">
      <style:text-properties style:text-line-through-style="none" style:text-line-through-type="none" officeooo:rsid="00635585"/>
    </style:style>
    <style:style style:name="T141" style:family="text">
      <style:text-properties style:text-line-through-style="none" style:text-line-through-type="none" style:font-name="OpenSymbol1" fo:font-style="normal" style:font-style-asian="normal" style:font-style-complex="normal"/>
    </style:style>
    <style:style style:name="T142" style:family="text">
      <style:text-properties style:text-line-through-style="none" style:text-line-through-type="none" style:font-name="OpenSymbol1" fo:font-style="normal" officeooo:rsid="00635585" style:font-name-asian="OpenSymbol1" style:font-style-asian="normal" style:font-name-complex="OpenSymbol1" style:font-style-complex="normal"/>
    </style:style>
    <style:style style:name="T143" style:family="text">
      <style:text-properties style:text-line-through-style="none" style:text-line-through-type="none" style:font-name="OpenSymbol1" fo:font-size="10pt" fo:letter-spacing="-0.007cm" fo:font-style="normal" officeooo:rsid="00635585" style:font-name-asian="OpenSymbol1" style:font-size-asian="10pt" style:font-style-asian="normal" style:font-name-complex="OpenSymbol1" style:font-size-complex="10pt" style:font-style-complex="normal"/>
    </style:style>
    <style:style style:name="T144" style:family="text">
      <style:text-properties style:text-line-through-style="none" style:text-line-through-type="none" officeooo:rsid="00637509"/>
    </style:style>
    <style:style style:name="T145" style:family="text">
      <style:text-properties style:text-line-through-style="none" style:text-line-through-type="none" fo:font-size="12pt" officeooo:rsid="00635585" style:font-size-asian="12pt" style:font-size-complex="12pt"/>
    </style:style>
    <style:style style:name="T146" style:family="text">
      <style:text-properties officeooo:rsid="0066db4a"/>
    </style:style>
    <style:style style:name="T147" style:family="text">
      <style:text-properties officeooo:rsid="00676637"/>
    </style:style>
    <style:style style:name="T148" style:family="text">
      <style:text-properties officeooo:rsid="00694e41"/>
    </style:style>
    <style:style style:name="T149" style:family="text">
      <style:text-properties officeooo:rsid="006a5ec5"/>
    </style:style>
    <style:style style:name="T150" style:family="text">
      <style:text-properties officeooo:rsid="0077d99b"/>
    </style:style>
    <style:style style:name="T151" style:family="text">
      <style:text-properties officeooo:rsid="0079ba72"/>
    </style:style>
    <style:style style:name="T152" style:family="text">
      <style:text-properties fo:color="#ffffff" style:font-name="Bitstream Vera Sans4" fo:font-size="11pt" fo:font-weight="bold" style:font-size-asian="11pt" style:font-weight-asian="bold" style:font-size-complex="11pt" style:font-weight-complex="bold"/>
    </style:style>
    <style:style style:name="T153"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154" style:family="text">
      <style:text-properties style:use-window-font-color="true" style:text-outline="false" style:text-line-through-style="none" style:text-line-through-type="none" style:font-name="Bitstream Vera Sans4"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55" style:family="text">
      <style:text-properties fo:color="#ffffff"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column-sep style:width="0.035cm" style:color="#ff9900" style:height="100%" style:style="solid"/>
        </style:columns>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3" style:family="section">
      <style:section-properties text:dont-balance-text-columns="true" style:editable="false">
        <style:columns fo:column-count="2">
          <style:column-sep style:width="0.021cm" style:color="#b2b2b2" style:height="100%" style:style="solid"/>
          <style:column style:rel-width="2636*" fo:start-indent="0cm" fo:end-indent="0.15cm"/>
          <style:column style:rel-width="2552*"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1ca2b8" draw:marker-start-width="0.199cm" draw:marker-start-center="false" draw:marker-end="Arrow_20_concave" draw:marker-end-width="0.152cm" draw:marker-end-center="false" draw:fill="solid" draw:fill-color="#e8c32a"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3" style:family="graphic">
      <style:graphic-properties svg:stroke-width="0.03cm" svg:stroke-color="#1ca2b8"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3802b" draw:textarea-horizontal-align="justify" draw:textarea-vertical-align="middle" draw:auto-grow-height="false" fo:min-height="0.57cm" fo:min-width="3.893cm" style:run-through="foreground"/>
    </style:style>
    <style:style style:name="gr5" style:family="graphic">
      <style:graphic-properties style:run-through="foreground"/>
    </style:style>
    <style:style style:name="gr6" style:family="graphic">
      <style:graphic-properties draw:stroke="solid" svg:stroke-width="0.025cm" svg:stroke-color="#d3802c" draw:marker-start-width="0.199cm" draw:marker-start-center="false" draw:marker-end="Arrow_20_concave" draw:marker-end-width="0.152cm" draw:marker-end-center="false" draw:fill="solid" draw:fill-color="#68a224"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7" style:family="graphic">
      <style:graphic-properties svg:stroke-width="0.03cm" svg:stroke-color="#d3802c" draw:fill="none" draw:textarea-horizontal-align="center" draw:textarea-vertical-align="middle" fo:padding-top="0.014cm" fo:padding-bottom="0.014cm" fo:padding-left="0.014cm" fo:padding-right="0.014cm"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 style:family="graphic">
      <style:graphic-properties draw:stroke="none" svg:stroke-width="0.019cm" svg:stroke-color="#000000" draw:marker-start-width="0.229cm" draw:marker-start-center="false" draw:marker-end-width="0.229cm" draw:marker-end-center="false" draw:fill="none" draw:fill-color="#ffffff" fo:min-height="0.50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019cm" svg:stroke-color="#000000" draw:marker-start-width="0.229cm" draw:marker-start-center="false" draw:marker-end-width="0.229cm" draw:marker-end-center="false" draw:fill="none" draw:fill-color="#ffffff" fo:min-height="0.413cm" fo:padding-top="0.125cm" fo:padding-bottom="0.125cm" fo:padding-left="0.25cm" fo:padding-right="0.25cm" draw:shadow="hidden" draw:shadow-offset-x="0.3cm" draw:shadow-offset-y="0.3cm" draw:shadow-color="#808080" style:run-through="foreground"/>
    </style:style>
    <style:style style:name="gr1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g text:anchor-type="paragraph" draw:z-index="16" draw:style-name="gr1"><draw:custom-shape draw:style-name="gr4" draw:text-style-name="P116" svg:width="3.964cm" svg:height="0.641cm" draw:transform="skewX (0.00279252680319092) rotate (0.0872664625997165) translate (-0.370416666666667cm -0.0934861111111111cm)"><text:p text:style-name="P115"><text:span text:style-name="T152">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4.708cm" svg:width="9.135cm" draw:z-index="10"><draw:text-box fo:min-height="2.743cm"><text:section text:style-name="Sect1" text:name="Section8"><text:p text:style-name="P33"/><text:list xml:id="list3425566064" text:style-name="liste_5f_abc"><text:list-item><text:p text:style-name="P79"><text:span text:style-name="T17">Développe :</text:span><text:span text:style-name="T25"> </text:span><text:span text:style-name="T26">A </text:span><text:span text:style-name="T42">=</text:span><text:span text:style-name="T26"> 3(</text:span><text:span text:style-name="T74">x </text:span><text:span text:style-name="T99"></text:span><text:span text:style-name="T26"> 7).</text:span></text:p></text:list-item><text:list-item><text:p text:style-name="P80"><text:span text:style-name="T18">Développe : </text:span><text:span text:style-name="T19">C </text:span><text:span text:style-name="T94">=</text:span><text:span text:style-name="T19"> </text:span><text:span text:style-name="T95">−</text:span><text:span text:style-name="T83"> </text:span><text:span text:style-name="T19">3,5(</text:span><text:span text:style-name="T72">x</text:span><text:span text:style-name="T73"> </text:span><text:span text:style-name="T96">−</text:span><text:span text:style-name="T83"> </text:span><text:span text:style-name="T19">2).</text:span></text:p></text:list-item></text:list><text:p text:style-name="P48"><text:span text:style-name="_5f_Niveau_5f_orange"><text:span text:style-name="T114">Correction</text:span></text:span></text:p><text:p text:style-name="P63"><draw:g text:anchor-type="paragraph" draw:z-index="18" draw:style-name="gr1"><draw:ellipse draw:style-name="gr2" draw:text-style-name="P113" svg:width="1.052cm" svg:height="0.75cm" svg:x="1.281cm" svg:y="0.071cm" draw:kind="arc" draw:start-angle="359.37" draw:end-angle="178.46"><text:p/></draw:ellipse><draw:ellipse draw:style-name="gr2" draw:text-style-name="P113" svg:width="0.406cm" svg:height="0.558cm" svg:x="1.281cm" svg:y="0.168cm" draw:kind="arc" draw:start-angle="359.37" draw:end-angle="178.46"><text:p/></draw:ellipse></draw:g><draw:ellipse text:anchor-type="char" draw:z-index="17" draw:style-name="gr3" draw:text-style-name="P114" svg:width="0.267cm" svg:height="0.454cm" svg:x="1.199cm" svg:y="0.4cm"><text:p/></draw:ellipse><text:span text:style-name="Bold_5f_niv2"><text:span text:style-name="T127">a.</text:span></text:span><text:span text:style-name="Bold_5f_niv2"><text:span text:style-name="T27"><text:tab/></text:span></text:span><text:span text:style-name="T26">A </text:span><text:span text:style-name="T42">=</text:span><text:span text:style-name="T26"> 3(</text:span><text:span text:style-name="T74">x </text:span><text:span text:style-name="T99"></text:span><text:span text:style-name="T26"> 7)</text:span></text:p><text:p text:style-name="P64"><text:span text:style-name="T88"><text:tab/>A = </text:span><text:span text:style-name="T123">3</text:span><text:span text:style-name="T125"> </text:span><text:span text:style-name="T53">×</text:span><text:span text:style-name="T103"> </text:span><text:span text:style-name="T88">(</text:span><text:span text:style-name="T82">x</text:span><text:span text:style-name="T104"> </text:span><text:span text:style-name="T100"></text:span><text:span text:style-name="T103"> </text:span><text:span text:style-name="T88">7)</text:span></text:p><text:p text:style-name="P64"><text:span text:style-name="T103"><text:tab/>A</text:span><text:span text:style-name="T104"> </text:span><text:span text:style-name="T101">=</text:span><text:span text:style-name="T104"> </text:span><text:span text:style-name="T124">3</text:span><text:span text:style-name="T104"> </text:span><text:span text:style-name="T53">×</text:span><text:span text:style-name="T104"> </text:span><text:span text:style-name="T82">x</text:span><text:span text:style-name="T104"> </text:span><text:span text:style-name="T100"></text:span><text:span text:style-name="T104"> </text:span><text:span text:style-name="T124">3</text:span><text:span text:style-name="T104"> </text:span><text:span text:style-name="T53">×</text:span><text:span text:style-name="T104"> </text:span><text:span text:style-name="T103">7</text:span></text:p><text:p text:style-name="P65"><text:span text:style-name="_5f_variables"><text:span text:style-name="T86"><text:tab/>A</text:span></text:span><text:span text:style-name="_5f_variables"><text:span text:style-name="T87"> </text:span></text:span><text:span text:style-name="_5f_variables"><text:span text:style-name="T97">=</text:span></text:span><text:span text:style-name="_5f_variables"><text:span text:style-name="T87"> </text:span></text:span><text:span text:style-name="_5f_variables"><text:span text:style-name="T86">3</text:span></text:span><text:span text:style-name="_5f_variables"><text:span text:style-name="T81">x</text:span></text:span><text:span text:style-name="_5f_variables"><text:span text:style-name="T87"> </text:span></text:span><text:span text:style-name="_5f_variables"><text:span text:style-name="T98"></text:span></text:span><text:span text:style-name="_5f_variables"><text:span text:style-name="T87"> </text:span></text:span><text:span text:style-name="_5f_variables"><text:span text:style-name="T86">21</text:span></text:span></text:p><text:p text:style-name="P47"><draw:g text:anchor-type="paragraph" draw:z-index="15" draw:style-name="gr1"><draw:g draw:style-name="gr5"><draw:ellipse draw:style-name="gr6" draw:text-style-name="P117" svg:width="1.054cm" svg:height="0.752cm" svg:x="1.63cm" svg:y="0.03cm" draw:kind="arc" draw:start-angle="359.37" draw:end-angle="178.46"><text:p/></draw:ellipse><draw:ellipse draw:style-name="gr6" draw:text-style-name="P117" svg:width="0.528cm" svg:height="0.56cm" svg:x="1.63cm" svg:y="0.127cm" draw:kind="arc" draw:start-angle="359.37" draw:end-angle="178.46"><text:p/></draw:ellipse></draw:g><draw:ellipse draw:style-name="gr7" draw:text-style-name="P118" svg:width="0.858cm" svg:height="0.459cm" svg:x="1.3cm" svg:y="0.409cm"><text:p/></draw:ellipse><draw:ellipse draw:style-name="gr7" draw:text-style-name="P118" svg:width="0.59cm" svg:height="0.456cm" svg:x="2.542cm" svg:y="0.409cm"><text:p/></draw:ellipse></draw:g><text:span text:style-name="Bold_5f_niv2"><text:span text:style-name="T107">b.</text:span></text:span><text:span text:style-name="Bold_5f_niv2"><text:span text:style-name="T85"><text:tab/></text:span></text:span><text:span text:style-name="T84">C </text:span><text:span text:style-name="T94">=</text:span><text:span text:style-name="T84"> </text:span><text:span text:style-name="T95">−</text:span><text:span text:style-name="T84">3,5(</text:span><text:span text:style-name="T79">x</text:span><text:span text:style-name="T80"> </text:span><text:span text:style-name="T96">−</text:span><text:span text:style-name="T102"> </text:span><text:span text:style-name="T84">2)</text:span></text:p><text:p text:style-name="P34"><text:span text:style-name="T89"><text:tab/>C </text:span><text:span text:style-name="T92">=</text:span><text:span text:style-name="T89"> </text:span><text:span text:style-name="T115">−</text:span><text:span text:style-name="T116">3,5</text:span><text:span text:style-name="T112"> </text:span><text:span text:style-name="T113">×</text:span><text:span text:style-name="T89"> (</text:span><text:span text:style-name="T78">x</text:span><text:span text:style-name="T80"> </text:span><text:span text:style-name="T93">−</text:span><text:span text:style-name="T89"> 2)</text:span></text:p><text:p text:style-name="P35"><text:span text:style-name="T89"><text:tab/>C </text:span><text:span text:style-name="T92">=</text:span><text:span text:style-name="T89"> </text:span><text:span text:style-name="T116">(</text:span><text:span text:style-name="T115">−</text:span><text:span text:style-name="T116">3,5)</text:span><text:span text:style-name="T117"> </text:span><text:span text:style-name="T118">×</text:span><text:span text:style-name="T89"> </text:span><text:span text:style-name="T78">x</text:span><text:span text:style-name="T80"> </text:span><text:span text:style-name="T93"></text:span><text:span text:style-name="T89"> </text:span><text:span text:style-name="T116">(</text:span><text:span text:style-name="T115">−</text:span><text:span text:style-name="T116">3,5)</text:span><text:span text:style-name="T117"> </text:span><text:span text:style-name="T118">×</text:span><text:span text:style-name="T89"> (</text:span><text:span text:style-name="T91">−</text:span><text:span text:style-name="T90"> </text:span><text:span text:style-name="T89">2)</text:span></text:p><text:p text:style-name="P34"><text:span text:style-name="T106"><text:tab/>C </text:span><text:span text:style-name="T110">=</text:span><text:span text:style-name="T106"> </text:span><text:span text:style-name="T109">−</text:span><text:span text:style-name="T106"> 3</text:span><text:bookmark text:name="SwXTextPosition952421810"/><text:span text:style-name="T106">,5</text:span><text:span text:style-name="T108">x </text:span><text:span text:style-name="T111"></text:span><text:span text:style-name="T106"> 7</text:span></text:p></text:section></draw:text-box></draw:frame></text:p>
      <text:list xml:id="list912294141" text:style-name="Num_5f_Exo">
        <text:list-item>
          <text:h text:style-name="P67" text:outline-level="1"><text:span text:style-name="T105"> </text:span><text:span text:style-name="Bold_5f_niv1">Produit</text:span><text:span text:style-name="Bold_5f_niv1"><text:span text:style-name="T122"> </text:span></text:span><text:span text:style-name="Bold_5f_niv1">?</text:span></text:h>
        </text:list-item>
      </text:list>
      <text:list xml:id="list173013947296886" text:continue-list="list3425566064" text:style-name="liste_5f_abc">
        <text:list-item>
          <text:list>
            <text:list-item>
              <text:p text:style-name="P86">Souligne ci-dessous les expressions qui sont des produits et entoure leurs facteurs.</text:p>
            </text:list-item>
          </text:list>
        </text:list-item>
      </text:list>
      <text:section text:style-name="Sect2" text:name="Section13">
        <text:p text:style-name="P36">A <text:span text:style-name="T31">=</text:span> 5 <text:span text:style-name="T11">×</text:span> <text:span text:style-name="_5f_variable"><text:span text:style-name="T4">x</text:span></text:span> <text:span text:style-name="T29">−</text:span> 4</text:p>
        <text:p text:style-name="P36">B <text:span text:style-name="T31">=</text:span> 5 <text:span text:style-name="T11">×</text:span> (<text:span text:style-name="_5f_variable"><text:span text:style-name="T52">a</text:span></text:span> <text:span text:style-name="T29">−</text:span> 4)</text:p>
        <text:p text:style-name="P36">C <text:span text:style-name="T31">=</text:span> 4<text:span text:style-name="_5f_variable"><text:span text:style-name="T4">y</text:span></text:span> <text:span text:style-name="T11">×</text:span> (<text:span text:style-name="T29">−</text:span>3<text:span text:style-name="_5f_variable"><text:span text:style-name="T4">y</text:span></text:span>)</text:p>
        <text:p text:style-name="P36">D <text:span text:style-name="T31">=</text:span> 5(2<text:span text:style-name="_5f_variable"><text:span text:style-name="T4">x </text:span></text:span> <text:span text:style-name="T29"></text:span> 6)</text:p>
        <text:p text:style-name="P37">E <text:span text:style-name="T31">=</text:span> (<text:span text:style-name="T29">−</text:span>2 <text:span text:style-name="_5f_Symbole"><text:span text:style-name="T58"></text:span></text:span> <text:span text:style-name="_5f_variable"><text:span text:style-name="T4">x</text:span></text:span>) <text:span text:style-name="T11">×</text:span> 5<text:span text:style-name="_5f_variable"><text:span text:style-name="T4">x</text:span></text:span></text:p>
        <text:p text:style-name="P36">F <text:span text:style-name="T31">=</text:span> 3<text:span text:style-name="_5f_variable"><text:span text:style-name="T5">u</text:span></text:span> <text:span text:style-name="T29"></text:span> 2(<text:span text:style-name="_5f_variable"><text:span text:style-name="T5">u</text:span></text:span> <text:span text:style-name="T29">−</text:span> 5)</text:p>
        <text:p text:style-name="P36">G <text:span text:style-name="T31">=</text:span> (3<text:span text:style-name="_5f_variable"><text:span text:style-name="T4">x</text:span></text:span> <text:span text:style-name="T29"></text:span> 2)(<text:span text:style-name="_5f_variable"><text:span text:style-name="T4">x</text:span></text:span> <text:span text:style-name="T29">−</text:span> 5)</text:p>
        <text:p text:style-name="P36">H <text:span text:style-name="T31">=</text:span> 3<text:span text:style-name="_5f_variable"><text:span text:style-name="T5">v</text:span></text:span> <text:span text:style-name="T29"></text:span> 2 <text:span text:style-name="T11">×</text:span> <text:span text:style-name="_5f_variable"><text:span text:style-name="T5">v</text:span></text:span> <text:span text:style-name="T29">−</text:span> 5</text:p>
      </text:section>
      <text:list xml:id="list173013715321714" text:continue-numbering="true" text:style-name="liste_5f_abc">
        <text:list-item>
          <text:list>
            <text:list-item>
              <text:p text:style-name="P88">Parmi les expressions précédentes, lesquelles pourrais-tu développer ?</text:p>
            </text:list-item>
          </text:list>
        </text:list-item>
      </text:list>
      <text:list xml:id="list1756952442" text:style-name="_5f_Numérotation_20_des_20_exercices_20_livrets">
        <text:list-item>
          <text:list>
            <text:list-header>
              <text:p text:style-name="P74"><text:span text:style-name="_5f_pointillés_20_gris"><text:span text:style-name="T46"><text:tab/></text:span></text:span></text:p>
              <text:p text:style-name="P74"><text:span text:style-name="_5f_pointillés_20_gris"><text:span text:style-name="T46"><text:tab/></text:span></text:span></text:p>
            </text:list-header>
          </text:list>
        </text:list-item>
      </text:list>
      <text:list xml:id="list173013046484181" text:continue-list="list912294141" text:style-name="Num_5f_Exo">
        <text:list-item>
          <text:h text:style-name="P110" text:outline-level="1"> Développe les expressions ci-dessous.</text:h>
        </text:list-item>
      </text:list>
      <text:list xml:id="list173013706260028" text:continue-list="list173013715321714" text:style-name="liste_5f_abc">
        <text:list-item>
          <text:list>
            <text:list-item text:start-value="1">
              <text:p text:style-name="P98">36 <text:span text:style-name="_5f_opensymbol">×</text:span> (21 <text:span text:style-name="_5f_Consigne"><text:span text:style-name="T37"></text:span></text:span> 55) <text:span text:style-name="_5f_opensymbol">=</text:span> <text:span text:style-name="_5f_pointillés_20_gris">........</text:span> <text:span text:style-name="_5f_opensymbol">×</text:span> <text:span text:style-name="_5f_pointillés_20_gris">........</text:span> <text:span text:style-name="_5f_Consigne"><text:span text:style-name="T37"></text:span></text:span> <text:span text:style-name="_5f_pointillés_20_gris">........</text:span> <text:span text:style-name="_5f_opensymbol">×</text:span> <text:span text:style-name="_5f_pointillés_20_gris">........</text:span></text:p>
            </text:list-item>
            <text:list-item>
              <text:p text:style-name="P98">81 <text:span text:style-name="_5f_opensymbol">×</text:span> (48 <text:span text:style-name="_5f_opensymbol"><text:span text:style-name="T54">─</text:span></text:span> 7) <text:span text:style-name="_5f_opensymbol">=</text:span> <text:span text:style-name="_5f_pointillés_20_gris">........</text:span> <text:span text:style-name="_5f_opensymbol">×</text:span> <text:span text:style-name="_5f_pointillés_20_gris">........</text:span> <text:span text:style-name="_5f_opensymbol"><text:span text:style-name="T54">─</text:span></text:span> <text:span text:style-name="_5f_pointillés_20_gris">........</text:span> <text:span text:style-name="_5f_opensymbol">×</text:span> <text:span text:style-name="_5f_pointillés_20_gris">.….…..</text:span></text:p>
            </text:list-item>
            <text:list-item>
              <text:p text:style-name="P99">(85 <text:span text:style-name="_5f_opensymbol">−</text:span> 7) <text:span text:style-name="_5f_opensymbol">×</text:span> 71 <text:span text:style-name="_5f_opensymbol">=</text:span> <text:span text:style-name="_5f_pointillés_20_gris"><text:tab/></text:span></text:p>
            </text:list-item>
            <text:list-item>
              <text:p text:style-name="P103"><text:span text:style-name="Bold_5f_niv1"><text:span text:style-name="T57">(</text:span></text:span><text:span text:style-name="Bold_5f_niv1"><text:span text:style-name="T55">32</text:span></text:span><text:span text:style-name="Bold_5f_niv1"><text:span text:style-name="T132"> </text:span></text:span><text:span text:style-name="_5f_Consigne"><text:span text:style-name="T133"></text:span></text:span><text:span text:style-name="Bold_5f_niv1"><text:span text:style-name="T132"> </text:span></text:span><text:span text:style-name="Bold_5f_niv1"><text:span text:style-name="T57">91) </text:span></text:span><text:span text:style-name="_5f_opensymbol"><text:span text:style-name="T62">×</text:span></text:span><text:span text:style-name="Bold_5f_niv1"><text:span text:style-name="T57"> 44</text:span></text:span><text:span text:style-name="Bold_5f_niv1"><text:span text:style-name="T132"> </text:span></text:span><text:span text:style-name="_5f_opensymbol"><text:span text:style-name="T119">=</text:span></text:span><text:span text:style-name="Bold_5f_niv1"> </text:span><text:span text:style-name="_5f_pointillés_20_gris"><text:tab/></text:span></text:p>
            </text:list-item>
          </text:list>
        </text:list-item>
      </text:list>
      <text:list xml:id="list173013026279021" text:continue-list="list173013046484181" text:style-name="Num_5f_Exo">
        <text:list-item>
          <text:h text:style-name="P109" text:outline-level="1"> <text:span text:style-name="Bold_5f_niv1"><text:span text:style-name="T150">a.</text:span></text:span><text:span text:style-name="T150"> </text:span>Complète le tableau suivant.</text:h>
        </text:list-item>
      </text:list>
      <table:table table:name="Tableau1" table:style-name="Tableau1">
        <table:table-column table:style-name="Tableau1.A" table:number-columns-repeated="3"/>
        <table:table-column table:style-name="Tableau1.D"/>
        <table:table-row table:style-name="Tableau1.1">
          <table:table-cell table:style-name="Tableau1.A1" office:value-type="string">
            <text:h text:style-name="P112" text:outline-level="1"><text:span text:style-name="_5f_opensymbol"><text:span text:style-name="T63">×</text:span></text:span></text:h>
          </table:table-cell>
          <table:table-cell table:style-name="Tableau1.B1" office:value-type="float" office:value="100">
            <text:p text:style-name="P58">100</text:p>
          </table:table-cell>
          <table:table-cell table:style-name="Tableau1.B1" office:value-type="float" office:value="1">
            <text:p text:style-name="P58">1</text:p>
          </table:table-cell>
          <table:table-cell table:style-name="Tableau1.D1" office:value-type="float" office:value="2">
            <text:p text:style-name="P58">2</text:p>
          </table:table-cell>
        </table:table-row>
        <table:table-row table:style-name="Tableau1.2">
          <table:table-cell table:style-name="Tableau1.D1" office:value-type="float" office:value="24">
            <text:p text:style-name="P58">24</text:p>
          </table:table-cell>
          <table:table-cell table:style-name="Tableau1.C2" office:value-type="string">
            <text:p text:style-name="P59"/>
          </table:table-cell>
          <table:table-cell table:style-name="Tableau1.C2" office:value-type="string">
            <text:p text:style-name="P59"/>
          </table:table-cell>
          <table:table-cell table:style-name="Tableau1.D2" office:value-type="string">
            <text:p text:style-name="P59"/>
          </table:table-cell>
        </table:table-row>
      </table:table>
      <text:p text:style-name="P44"><text:span text:style-name="Bold_5f_niv1"><text:span text:style-name="T150">b.</text:span></text:span><text:span text:style-name="T150"> D</text:span>onne le résultat des produits suivants.</text:p>
      <text:p text:style-name="P61">24 <text:span text:style-name="_5f_opensymbol">×</text:span> 101 <text:span text:style-name="_5f_opensymbol"><text:span text:style-name="T28">=</text:span></text:span><text:span text:style-name="_5f_opensymbol"><text:span text:style-name="T14"> </text:span></text:span><text:span text:style-name="_5f_pointillés_20_gris"><text:tab/></text:span></text:p>
      <text:p text:style-name="P39">24 <text:span text:style-name="_5f_opensymbol">×</text:span> 99 <text:span text:style-name="_5f_opensymbol">=</text:span> <text:span text:style-name="_5f_pointillés_20_gris"><text:tab/></text:span></text:p>
      <text:p text:style-name="P39">24 <text:span text:style-name="_5f_opensymbol">×</text:span> 102 <text:span text:style-name="_5f_opensymbol">=</text:span> <text:span text:style-name="_5f_pointillés_20_gris"><text:tab/></text:span></text:p>
      <text:p text:style-name="P40"><text:span text:style-name="_5f_pointillés_20_gris"><text:span text:style-name="T49">24 </text:span></text:span><text:span text:style-name="_5f_opensymbol"><text:span text:style-name="T49">×</text:span></text:span><text:span text:style-name="_5f_pointillés_20_gris"><text:span text:style-name="T49"> 98 </text:span></text:span><text:span text:style-name="_5f_opensymbol">=</text:span><text:span text:style-name="_5f_pointillés_20_gris"> <text:tab/></text:span></text:p>
      <text:list xml:id="list173014119033083" text:continue-numbering="true" text:style-name="Num_5f_Exo">
        <text:list-item>
          <text:h text:style-name="P68" text:outline-level="1"><text:span text:style-name="Bold_5f_niv1"><text:span text:style-name="T122"> </text:span></text:span><text:span text:style-name="Bold_5f_niv1">Calculer ou développer</text:span><text:span text:style-name="Bold_5f_niv1"><text:span text:style-name="T121"> </text:span></text:span><text:span text:style-name="Bold_5f_niv1">?</text:span></text:h>
        </text:list-item>
      </text:list>
      <text:list xml:id="list173012391541145" text:continue-list="list173013706260028" text:style-name="liste_5f_abc">
        <text:list-item>
          <text:list>
            <text:list-item text:start-value="1">
              <text:p text:style-name="P82"><text:span text:style-name="T64">En posant l’opération</text:span>, effectue le calcul suivant.</text:p>
            </text:list-item>
          </text:list>
        </text:list-item>
      </text:list>
      <text:p text:style-name="P51">E <text:span text:style-name="_5f_opensymbol">=</text:span> 33 <text:span text:style-name="_5f_opensymbol">×</text:span> 103</text:p>
      <text:p text:style-name="P49">E <text:span text:style-name="_5f_opensymbol">=</text:span> <text:span text:style-name="_5f_pointillés_20_gris"><text:tab/></text:span></text:p>
      <text:list xml:id="list173013622031492" text:continue-numbering="true" text:style-name="liste_5f_abc">
        <text:list-item>
          <text:list>
            <text:list-item>
              <text:p text:style-name="P89">Décompose le nombre 103 comme une somme de deux nombres simples puis <text:span text:style-name="T126">d</text:span><text:span text:style-name="T128">éveloppe l’expression E et effectue les</text:span><text:span text:style-name="T129"> calculs.</text:span></text:p>
            </text:list-item>
          </text:list>
        </text:list-item>
      </text:list>
      <text:p text:style-name="P43">E <text:span text:style-name="_5f_opensymbol">=</text:span> 33 <text:span text:style-name="_5f_opensymbol">×</text:span> 103</text:p>
      <text:p text:style-name="P50">E <text:span text:style-name="_5f_opensymbol">=</text:span> 33 <text:span text:style-name="_5f_opensymbol">×</text:span> (<text:span text:style-name="_5f_pointillés_20_gris">........</text:span> <text:span text:style-name="_5f_Consigne"><text:span text:style-name="T35"></text:span></text:span> <text:span text:style-name="_5f_pointillés_20_gris">….....</text:span>)</text:p>
      <text:p text:style-name="P49">E <text:span text:style-name="_5f_opensymbol">=</text:span> <text:span text:style-name="_5f_pointillés_20_gris"><text:tab/></text:span></text:p>
      <text:p text:style-name="P49">E <text:span text:style-name="_5f_opensymbol">=</text:span> <text:span text:style-name="_5f_pointillés_20_gris"><text:tab/></text:span></text:p>
      <text:p text:style-name="P49">E <text:span text:style-name="_5f_opensymbol">=</text:span> <text:span text:style-name="_5f_pointillés_20_gris"><text:tab/></text:span></text:p>
      <text:list xml:id="list173013366888532" text:continue-numbering="true" text:style-name="liste_5f_abc">
        <text:list-item>
          <text:list>
            <text:list-item>
              <text:p text:style-name="P90">Des questions <text:span text:style-name="Bold_5f_niv1"><text:span text:style-name="T131">a.</text:span></text:span> et <text:span text:style-name="Bold_5f_niv1"><text:span text:style-name="T131">b.</text:span></text:span>, quelle méthode <text:span text:style-name="T146">permet de réaliser ce calcul mentalement ?</text:span></text:p>
            </text:list-item>
          </text:list>
        </text:list-item>
      </text:list>
      <text:list xml:id="list173012799349910" text:continue-list="list1756952442" text:style-name="_5f_Numérotation_20_des_20_exercices_20_livrets">
        <text:list-item>
          <text:list>
            <text:list-header>
              <text:p text:style-name="P73"><text:span text:style-name="_5f_pointillés_20_gris"><text:span text:style-name="T46"><text:tab/></text:span></text:span></text:p>
            </text:list-header>
          </text:list>
        </text:list-item>
      </text:list>
      <text:p text:style-name="P31"><text:span text:style-name="_5f_pointillés_20_gris"><text:span text:style-name="T46"><text:tab/></text:span></text:span></text:p>
      <text:p text:style-name="P31"><text:span text:style-name="_5f_pointillés_20_gris"><text:span text:style-name="T46"><text:tab/></text:span></text:span></text:p>
      <text:p text:style-name="P29"><text:span text:style-name="_5f_pointillés_20_gris"><text:span text:style-name="T46"><text:tab/></text:span></text:span></text:p>
      <text:p text:style-name="P30"><text:span text:style-name="_5f_pointillés_20_gris"><text:span text:style-name="T46"><text:tab/></text:span></text:span></text:p>
      <text:list xml:id="list173013085444935" text:continue-list="list173014119033083" text:style-name="Num_5f_Exo">
        <text:list-item>
          <text:list>
            <text:list-item>
              <text:h text:style-name="P69" text:outline-level="1"> Développe chaque expression.</text:h>
            </text:list-item>
          </text:list>
        </text:list-item>
      </text:list>
      <text:section text:style-name="Sect3" text:name="Section15">
        <text:list xml:id="list173013185961002" text:continue-numbering="true" text:style-name="Num_5f_Exo">
          <text:list-item>
            <text:list>
              <text:list-header>
                <text:p text:style-name="P92"><text:span text:style-name="T65">A</text:span> <text:span text:style-name="T28">=</text:span> 5 <text:span text:style-name="T11">×</text:span> (<text:span text:style-name="T136">a</text:span><text:span text:style-name="T130"> </text:span><text:span text:style-name="T32"></text:span> 9)</text:p>
                <text:p text:style-name="P100"><text:span text:style-name="T56">A</text:span> <text:span text:style-name="T28">=</text:span> <text:span text:style-name="_5f_pointillés_20_gris">....</text:span> <text:span text:style-name="T11">×</text:span> <text:span text:style-name="_5f_pointillés_20_gris">....</text:span> <text:span text:style-name="T43"></text:span> <text:span text:style-name="_5f_pointillés_20_gris">....</text:span> <text:span text:style-name="T11">×</text:span> <text:span text:style-name="_5f_pointillés_20_gris">....</text:span></text:p>
                <text:p text:style-name="P104"><text:span text:style-name="T56">A</text:span><text:span text:style-name="T14"> </text:span><text:span text:style-name="T28">=</text:span> <text:span text:style-name="_5f_pointillés_20_gris"><text:span text:style-name="T134"><text:tab/></text:span></text:span></text:p>
              </text:list-header>
            </text:list>
          </text:list-item>
        </text:list>
        <text:p text:style-name="P38"><text:span text:style-name="T56">B</text:span> <text:span text:style-name="T31">=</text:span> 3 <text:span text:style-name="T11">×</text:span> (<text:span text:style-name="_5f_variable"><text:span text:style-name="T4">x</text:span></text:span> <text:span text:style-name="T29"></text:span> 5)</text:p>
        <text:list xml:id="list173012420767557" text:continue-list="list173012799349910" text:style-name="_5f_Numérotation_20_des_20_exercices_20_livrets">
          <text:list-item>
            <text:list>
              <text:list-header>
                <text:p text:style-name="P75"><text:span text:style-name="_5f_pointillés_20_gris"><text:span text:style-name="T46"><text:tab/></text:span></text:span></text:p>
                <text:p text:style-name="P77"><text:span text:style-name="_5f_pointillés_20_gris"><text:span text:style-name="T46"><text:tab/></text:span></text:span></text:p>
              </text:list-header>
            </text:list>
          </text:list-item>
        </text:list>
        <text:p text:style-name="P52"><text:span text:style-name="T65">C</text:span> <text:span text:style-name="T31">=</text:span> 3<text:span text:style-name="_5f_variable"><text:span text:style-name="T4">x</text:span></text:span> <text:span text:style-name="T11">×</text:span> (<text:span text:style-name="T29">−</text:span>4 <text:span text:style-name="T29"></text:span> <text:span text:style-name="_5f_variable"><text:span text:style-name="T4">x</text:span></text:span>)</text:p>
        <text:list xml:id="list173012881046023" text:continue-numbering="true" text:style-name="_5f_Numérotation_20_des_20_exercices_20_livrets">
          <text:list-item>
            <text:list>
              <text:list-header>
                <text:p text:style-name="P75"><text:span text:style-name="_5f_pointillés_20_gris"><text:span text:style-name="T46"><text:tab/></text:span></text:span></text:p>
                <text:p text:style-name="P77"><text:span text:style-name="_5f_pointillés_20_gris"><text:span text:style-name="T46"><text:tab/></text:span></text:span></text:p>
                <text:p text:style-name="P77"><text:span text:style-name="_5f_pointillés_20_gris"><text:span text:style-name="T46"><text:tab/></text:span></text:span></text:p>
              </text:list-header>
            </text:list>
          </text:list-item>
        </text:list>
        <text:p text:style-name="P41"><text:span text:style-name="T65">D</text:span> <text:span text:style-name="T31">=</text:span> 3(<text:span text:style-name="_5f_variable"><text:span text:style-name="T4">b</text:span></text:span> <text:span text:style-name="T29">−</text:span> 4)</text:p>
        <text:list xml:id="list173013584943014" text:continue-numbering="true" text:style-name="_5f_Numérotation_20_des_20_exercices_20_livrets">
          <text:list-item>
            <text:list>
              <text:list-header>
                <text:p text:style-name="P75"><text:span text:style-name="_5f_pointillés_20_gris"><text:span text:style-name="T46"><text:tab/></text:span></text:span></text:p>
                <text:p text:style-name="P77"><text:span text:style-name="_5f_pointillés_20_gris"><text:span text:style-name="T46"><text:tab/></text:span></text:span></text:p>
                <text:p text:style-name="P77"><text:span text:style-name="_5f_pointillés_20_gris"><text:span text:style-name="T46"><text:tab/></text:span></text:span></text:p>
              </text:list-header>
            </text:list>
          </text:list-item>
        </text:list>
        <text:p text:style-name="P60"><text:span text:style-name="T65">E</text:span> <text:span text:style-name="T31">=</text:span> <text:span text:style-name="T29">−</text:span><text:span text:style-name="_5f_variable"><text:span text:style-name="T4">w</text:span></text:span>(<text:span text:style-name="T29">−</text:span>1 <text:span text:style-name="T29"></text:span> <text:span text:style-name="_5f_variable"><text:span text:style-name="T4">w</text:span></text:span>)</text:p>
        <text:list xml:id="list173013810252418" text:continue-numbering="true" text:style-name="_5f_Numérotation_20_des_20_exercices_20_livrets">
          <text:list-item>
            <text:list>
              <text:list-header>
                <text:p text:style-name="P76"><text:span text:style-name="_5f_pointillés_20_gris"><text:span text:style-name="T46"><text:tab/></text:span></text:span></text:p>
                <text:p text:style-name="P78"><text:span text:style-name="_5f_pointillés_20_gris"><text:span text:style-name="T46"><text:tab/></text:span></text:span></text:p>
                <text:p text:style-name="P78"><text:span text:style-name="_5f_pointillés_20_gris"><text:span text:style-name="T46"><text:tab/></text:span></text:span></text:p>
                <text:p text:style-name="P93"><text:span text:style-name="T65">F</text:span> <text:span text:style-name="T28">=</text:span> (11 <text:span text:style-name="T43"></text:span> <text:span text:style-name="T136">c</text:span>) <text:span text:style-name="T11">×</text:span> 7</text:p>
                <text:p text:style-name="P101"><text:span text:style-name="T56">F</text:span> <text:span text:style-name="T28">=</text:span> <text:span text:style-name="_5f_pointillés_20_gris">....</text:span> <text:span text:style-name="T11">×</text:span> <text:span text:style-name="_5f_pointillés_20_gris">....</text:span> <text:span text:style-name="T43"></text:span> <text:span text:style-name="_5f_pointillés_20_gris">....</text:span> <text:span text:style-name="T11">×</text:span> <text:span text:style-name="_5f_pointillés_20_gris">....</text:span></text:p>
                <text:p text:style-name="P97"><text:span text:style-name="_5f_pointillés_20_gris"><text:span text:style-name="T61">F</text:span></text:span><text:span text:style-name="_5f_pointillés_20_gris"><text:span text:style-name="T59"> </text:span></text:span><text:span text:style-name="_5f_pointillés_20_gris"><text:span text:style-name="T60">=</text:span></text:span><text:span text:style-name="_5f_pointillés_20_gris"><text:span text:style-name="T135"> <text:tab/></text:span></text:span></text:p>
              </text:list-header>
            </text:list>
          </text:list-item>
        </text:list>
        <text:p text:style-name="P42"><text:span text:style-name="T65">G</text:span> <text:span text:style-name="T31">=</text:span> <text:span text:style-name="T29">−</text:span>4(7 <text:span text:style-name="T29"></text:span> <text:span text:style-name="_5f_variable"><text:span text:style-name="T4">u</text:span></text:span>)</text:p>
        <text:list xml:id="list173012527577042" text:continue-numbering="true" text:style-name="_5f_Numérotation_20_des_20_exercices_20_livrets">
          <text:list-item>
            <text:list>
              <text:list-header>
                <text:p text:style-name="P76"><text:span text:style-name="_5f_pointillés_20_gris"><text:span text:style-name="T46"><text:tab/></text:span></text:span></text:p>
                <text:p text:style-name="P78"><text:span text:style-name="_5f_pointillés_20_gris"><text:span text:style-name="T46"><text:tab/></text:span></text:span></text:p>
              </text:list-header>
            </text:list>
          </text:list-item>
        </text:list>
        <text:p text:style-name="P53"><text:span text:style-name="T65">H</text:span> <text:span text:style-name="T31">=</text:span> <text:span text:style-name="T29">−</text:span>2<text:span text:style-name="_5f_variable"><text:span text:style-name="T4">y</text:span></text:span>(3<text:span text:style-name="_5f_variable"><text:span text:style-name="T4">y</text:span></text:span> <text:span text:style-name="T29"></text:span> 5)</text:p>
        <text:list xml:id="list173013266971970" text:continue-numbering="true" text:style-name="_5f_Numérotation_20_des_20_exercices_20_livrets">
          <text:list-item>
            <text:list>
              <text:list-header>
                <text:p text:style-name="P76"><text:span text:style-name="_5f_pointillés_20_gris"><text:span text:style-name="T46"><text:tab/></text:span></text:span></text:p>
                <text:p text:style-name="P78"><text:span text:style-name="_5f_pointillés_20_gris"><text:span text:style-name="T46"><text:tab/></text:span></text:span></text:p>
                <text:p text:style-name="P78"><text:span text:style-name="_5f_pointillés_20_gris"><text:span text:style-name="T46"><text:tab/></text:span></text:span></text:p>
              </text:list-header>
            </text:list>
          </text:list-item>
        </text:list>
        <text:p text:style-name="P42"><text:span text:style-name="_5f_pointillés_20_gris"><text:span text:style-name="T66">I</text:span></text:span><text:span text:style-name="_5f_pointillés_20_gris"><text:span text:style-name="T49"> </text:span></text:span><text:span text:style-name="_5f_pointillés_20_gris"><text:span text:style-name="T50">=</text:span></text:span><text:span text:style-name="_5f_pointillés_20_gris"><text:span text:style-name="T49"> </text:span></text:span><text:span text:style-name="_5f_pointillés_20_gris"><text:span text:style-name="T51">−</text:span></text:span><text:span text:style-name="_5f_pointillés_20_gris"><text:span text:style-name="T49">2(5</text:span></text:span><text:span text:style-name="_5f_variable"><text:span text:style-name="T52">x</text:span></text:span><text:span text:style-name="_5f_pointillés_20_gris"><text:span text:style-name="T49"> </text:span></text:span><text:span text:style-name="_5f_pointillés_20_gris"><text:span text:style-name="T51">−</text:span></text:span><text:span text:style-name="_5f_pointillés_20_gris"><text:span text:style-name="T49"> 1)</text:span></text:span></text:p>
        <text:list xml:id="list173013518379419" text:continue-numbering="true" text:style-name="_5f_Numérotation_20_des_20_exercices_20_livrets">
          <text:list-item>
            <text:list>
              <text:list-header>
                <text:p text:style-name="P76"><text:span text:style-name="_5f_pointillés_20_gris"><text:span text:style-name="T46"><text:tab/></text:span></text:span></text:p>
                <text:p text:style-name="P78"><text:span text:style-name="_5f_pointillés_20_gris"><text:span text:style-name="T46"><text:tab/></text:span></text:span></text:p>
                <text:p text:style-name="P78"><text:span text:style-name="_5f_pointillés_20_gris"><text:span text:style-name="T46"><text:tab/></text:span></text:span></text:p>
              </text:list-header>
            </text:list>
          </text:list-item>
        </text:list>
        <text:p text:style-name="P42"><text:span text:style-name="_5f_pointillés_20_gris"><text:span text:style-name="T66">J</text:span></text:span><text:span text:style-name="_5f_pointillés_20_gris"><text:span text:style-name="T49"> </text:span></text:span><text:span text:style-name="_5f_pointillés_20_gris"><text:span text:style-name="T50">=</text:span></text:span><text:span text:style-name="_5f_pointillés_20_gris"><text:span text:style-name="T49"> </text:span></text:span><text:span text:style-name="_5f_pointillés_20_gris"><text:span text:style-name="T51">−</text:span></text:span><text:span text:style-name="_5f_pointillés_20_gris"><text:span text:style-name="T49">3</text:span></text:span><text:span text:style-name="_5f_variable"><text:span text:style-name="T52">a</text:span></text:span><text:span text:style-name="_5f_pointillés_20_gris"><text:span text:style-name="T49">(6 </text:span></text:span><text:span text:style-name="_5f_pointillés_20_gris"><text:span text:style-name="T51">−</text:span></text:span><text:span text:style-name="_5f_pointillés_20_gris"><text:span text:style-name="T49"> 5</text:span></text:span><text:span text:style-name="_5f_variable"><text:span text:style-name="T52">a</text:span></text:span><text:span text:style-name="_5f_pointillés_20_gris"><text:span text:style-name="T49">)</text:span></text:span></text:p>
        <text:list xml:id="list173012456398025" text:continue-numbering="true" text:style-name="_5f_Numérotation_20_des_20_exercices_20_livrets">
          <text:list-item>
            <text:list>
              <text:list-header>
                <text:p text:style-name="P76"><text:span text:style-name="_5f_pointillés_20_gris"><text:span text:style-name="T46"><text:tab/></text:span></text:span></text:p>
                <text:p text:style-name="P78"><text:span text:style-name="_5f_pointillés_20_gris"><text:span text:style-name="T46"><text:tab/></text:span></text:span></text:p>
              </text:list-header>
            </text:list>
          </text:list-item>
        </text:list>
        <text:p text:style-name="P32"><text:span text:style-name="_5f_pointillés_20_gris"><text:span text:style-name="T46"><text:tab/></text:span></text:span></text:p>
      </text:section>
      <text:list xml:id="list173013192621964" text:continue-list="list173013185961002" text:style-name="Num_5f_Exo">
        <text:list-item>
          <text:list>
            <text:list-item>
              <text:h text:style-name="P66" text:outline-level="1"><text:soft-page-break/> On a demandé d’exprimer l’aire de la figure en fonction de <text:span text:style-name="_5f_variable"><text:span text:style-name="T4">a</text:span></text:span>.</text:h>
            </text:list-item>
          </text:list>
        </text:list-item>
      </text:list>
      <text:list xml:id="list173013287538248" text:continue-list="list173013366888532" text:style-name="liste_5f_abc">
        <text:list-item text:start-value="1">
          <text:p text:style-name="P84">Pour chaque proposition, <text:span text:style-name="T147">dessine</text:span> le découpage utilisé.</text:p>
        </text:list-item>
      </text:list>
      <table:table table:name="Tableau6" table:style-name="Tableau6">
        <table:table-column table:style-name="Tableau6.A"/>
        <table:table-column table:style-name="Tableau6.B"/>
        <table:table-row>
          <table:table-cell table:style-name="Tableau6.A1" office:value-type="string">
            <text:p text:style-name="P17"><draw:g text:anchor-type="as-char" draw:z-index="13" draw:style-name="gr8"><draw:line draw:style-name="gr9" draw:text-style-name="P119" svg:x1="0.132cm" svg:y1="0.857cm" svg:x2="1.778cm" svg:y2="0.857cm"><text:p/></draw:line><draw:line draw:style-name="gr9" draw:text-style-name="P119" svg:x1="1.778cm" svg:y1="0.199cm" svg:x2="1.778cm" svg:y2="0.858cm"><text:p/></draw:line><draw:line draw:style-name="gr9" draw:text-style-name="P119" svg:x1="1.778cm" svg:y1="0.199cm" svg:x2="3.424cm" svg:y2="0.199cm"><text:p/></draw:line><draw:line draw:style-name="gr9" draw:text-style-name="P119" svg:x1="3.423cm" svg:y1="0.199cm" svg:x2="3.423cm" svg:y2="1.847cm"><text:p/></draw:line><draw:line draw:style-name="gr9" draw:text-style-name="P119" svg:x1="3.423cm" svg:y1="1.847cm" svg:x2="4.081cm" svg:y2="1.847cm"><text:p/></draw:line><draw:line draw:style-name="gr9" draw:text-style-name="P119" svg:x1="4.082cm" svg:y1="1.847cm" svg:x2="4.082cm" svg:y2="2.506cm"><text:p/></draw:line><draw:line draw:style-name="gr9" draw:text-style-name="P119" svg:x1="4.082cm" svg:y1="2.506cm" svg:x2="0.132cm" svg:y2="2.506cm"><text:p/></draw:line><draw:line draw:style-name="gr9" draw:text-style-name="P119" svg:x1="0.132cm" svg:y1="0.857cm" svg:x2="0.132cm" svg:y2="2.505cm"><text:p/></draw:line><draw:frame draw:style-name="gr10" draw:text-style-name="P121" svg:width="0.659cm" svg:height="0.754cm" svg:x="0.46cm" svg:y="0.263cm"><draw:text-box><text:p text:style-name="P120"><text:span text:style-name="T153">a</text:span></text:p></draw:text-box></draw:frame><draw:line draw:style-name="gr9" draw:text-style-name="P119" svg:x1="1.119cm" svg:y1="0.66cm" svg:x2="0.79cm" svg:y2="0.99cm"><text:p/></draw:line><draw:line draw:style-name="gr9" draw:text-style-name="P119" svg:x1="2.831cm" svg:y1="0cm" svg:x2="2.502cm" svg:y2="0.33cm"><text:p/></draw:line><draw:line draw:style-name="gr9" draw:text-style-name="P119" svg:x1="3.555cm" svg:y1="0.924cm" svg:x2="3.226cm" svg:y2="1.254cm"><text:p/></draw:line><draw:line draw:style-name="gr9" draw:text-style-name="P119" svg:x1="0.329cm" svg:y1="1.516cm" svg:x2="0cm" svg:y2="1.846cm"><text:p/></draw:line><draw:line draw:style-name="gr9" draw:text-style-name="P119" svg:x1="1.58cm" svg:y1="0.527cm" svg:x2="1.909cm" svg:y2="0.527cm"><text:p/></draw:line><draw:line draw:style-name="gr9" draw:text-style-name="P119" svg:x1="1.58cm" svg:y1="0.594cm" svg:x2="1.909cm" svg:y2="0.594cm"><text:p/></draw:line><draw:line draw:style-name="gr9" draw:text-style-name="P119" svg:x1="3.884cm" svg:y1="2.175cm" svg:x2="4.213cm" svg:y2="2.175cm"><text:p/></draw:line><draw:line draw:style-name="gr9" draw:text-style-name="P119" svg:x1="3.884cm" svg:y1="2.241cm" svg:x2="4.213cm" svg:y2="2.241cm"><text:p/></draw:line><draw:line draw:style-name="gr9" draw:text-style-name="P119" svg:x1="3.687cm" svg:y1="1.978cm" svg:x2="3.687cm" svg:y2="1.648cm"><text:p/></draw:line><draw:line draw:style-name="gr9" draw:text-style-name="P119" svg:x1="3.753cm" svg:y1="1.978cm" svg:x2="3.753cm" svg:y2="1.648cm"><text:p/></draw:line><draw:frame draw:style-name="gr11" draw:text-style-name="P122" svg:width="0.66cm" svg:height="0.664cm" svg:x="3.381cm" svg:y="1.078cm"><draw:text-box><text:p text:style-name="P120"><text:span text:style-name="T154">1</text:span></text:p></draw:text-box></draw:frame></draw:g></text:p>
          </table:table-cell>
          <table:table-cell table:style-name="Tableau6.B1" office:value-type="string">
            <text:p text:style-name="P55"><text:span text:style-name="_5f_variable"><text:span text:style-name="T4">a</text:span></text:span><text:span text:style-name="T13">2</text:span><text:span text:style-name="T15"> </text:span><text:span text:style-name="T29"></text:span><text:span text:style-name="T16"> </text:span><text:span text:style-name="_5f_variable"><text:span text:style-name="T7">a</text:span></text:span>(<text:span text:style-name="_5f_variable"><text:span text:style-name="T4">a</text:span></text:span><text:span text:style-name="_5f_variable"><text:span text:style-name="T20"> </text:span></text:span><text:span text:style-name="_5f_variable"><text:span text:style-name="T34"></text:span></text:span><text:span text:style-name="_5f_variable"><text:span text:style-name="T20"> </text:span></text:span>1)<text:span text:style-name="T15"> </text:span><text:span text:style-name="T29"></text:span><text:span text:style-name="T16"> </text:span>1</text:p>
          </table:table-cell>
        </table:table-row>
        <table:table-row>
          <table:table-cell table:style-name="Tableau6.A2" office:value-type="string">
            <text:p text:style-name="P17"><draw:g text:anchor-type="as-char" draw:z-index="14" draw:style-name="gr8"><draw:line draw:style-name="gr9" draw:text-style-name="P119" svg:x1="0.132cm" svg:y1="0.857cm" svg:x2="1.778cm" svg:y2="0.857cm"><text:p/></draw:line><draw:line draw:style-name="gr9" draw:text-style-name="P119" svg:x1="1.778cm" svg:y1="0.199cm" svg:x2="1.778cm" svg:y2="0.858cm"><text:p/></draw:line><draw:line draw:style-name="gr9" draw:text-style-name="P119" svg:x1="1.778cm" svg:y1="0.199cm" svg:x2="3.424cm" svg:y2="0.199cm"><text:p/></draw:line><draw:line draw:style-name="gr9" draw:text-style-name="P119" svg:x1="3.423cm" svg:y1="0.199cm" svg:x2="3.423cm" svg:y2="1.847cm"><text:p/></draw:line><draw:line draw:style-name="gr9" draw:text-style-name="P119" svg:x1="3.423cm" svg:y1="1.847cm" svg:x2="4.081cm" svg:y2="1.847cm"><text:p/></draw:line><draw:line draw:style-name="gr9" draw:text-style-name="P119" svg:x1="4.082cm" svg:y1="1.847cm" svg:x2="4.082cm" svg:y2="2.506cm"><text:p/></draw:line><draw:line draw:style-name="gr9" draw:text-style-name="P119" svg:x1="4.082cm" svg:y1="2.506cm" svg:x2="0.132cm" svg:y2="2.506cm"><text:p/></draw:line><draw:line draw:style-name="gr9" draw:text-style-name="P119" svg:x1="0.132cm" svg:y1="0.857cm" svg:x2="0.132cm" svg:y2="2.505cm"><text:p/></draw:line><draw:frame draw:style-name="gr10" draw:text-style-name="P121" svg:width="0.659cm" svg:height="0.754cm" svg:x="0.46cm" svg:y="0.263cm"><draw:text-box><text:p text:style-name="P120"><text:span text:style-name="T153">a</text:span></text:p></draw:text-box></draw:frame><draw:line draw:style-name="gr9" draw:text-style-name="P119" svg:x1="1.119cm" svg:y1="0.66cm" svg:x2="0.79cm" svg:y2="0.99cm"><text:p/></draw:line><draw:line draw:style-name="gr9" draw:text-style-name="P119" svg:x1="2.831cm" svg:y1="0cm" svg:x2="2.502cm" svg:y2="0.33cm"><text:p/></draw:line><draw:line draw:style-name="gr9" draw:text-style-name="P119" svg:x1="3.555cm" svg:y1="0.924cm" svg:x2="3.226cm" svg:y2="1.254cm"><text:p/></draw:line><draw:line draw:style-name="gr9" draw:text-style-name="P119" svg:x1="0.329cm" svg:y1="1.516cm" svg:x2="0cm" svg:y2="1.846cm"><text:p/></draw:line><draw:line draw:style-name="gr9" draw:text-style-name="P119" svg:x1="1.58cm" svg:y1="0.527cm" svg:x2="1.909cm" svg:y2="0.527cm"><text:p/></draw:line><draw:line draw:style-name="gr9" draw:text-style-name="P119" svg:x1="1.58cm" svg:y1="0.594cm" svg:x2="1.909cm" svg:y2="0.594cm"><text:p/></draw:line><draw:line draw:style-name="gr9" draw:text-style-name="P119" svg:x1="3.884cm" svg:y1="2.175cm" svg:x2="4.213cm" svg:y2="2.175cm"><text:p/></draw:line><draw:line draw:style-name="gr9" draw:text-style-name="P119" svg:x1="3.884cm" svg:y1="2.241cm" svg:x2="4.213cm" svg:y2="2.241cm"><text:p/></draw:line><draw:line draw:style-name="gr9" draw:text-style-name="P119" svg:x1="3.687cm" svg:y1="1.978cm" svg:x2="3.687cm" svg:y2="1.648cm"><text:p/></draw:line><draw:line draw:style-name="gr9" draw:text-style-name="P119" svg:x1="3.753cm" svg:y1="1.978cm" svg:x2="3.753cm" svg:y2="1.648cm"><text:p/></draw:line><draw:frame draw:style-name="gr11" draw:text-style-name="P122" svg:width="0.66cm" svg:height="0.664cm" svg:x="3.381cm" svg:y="1.078cm"><draw:text-box><text:p text:style-name="P120"><text:span text:style-name="T154">1</text:span></text:p></draw:text-box></draw:frame></draw:g></text:p>
          </table:table-cell>
          <table:table-cell table:style-name="Tableau6.B2" office:value-type="string">
            <text:p text:style-name="P55">(<text:span text:style-name="_5f_BVS"><text:span text:style-name="T149">2</text:span></text:span><text:span text:style-name="_5f_variable"><text:span text:style-name="T4">a</text:span></text:span><text:span text:style-name="_5f_BVS"><text:span text:style-name="T149">²</text:span></text:span><text:span text:style-name="_5f_variable"><text:span text:style-name="T22"> </text:span></text:span><text:span text:style-name="_5f_variable"><text:span text:style-name="T36"></text:span></text:span><text:span text:style-name="_5f_variable"><text:span text:style-name="T22"> </text:span></text:span><text:span text:style-name="_5f_BVS"><text:span text:style-name="T149">3</text:span></text:span><text:span text:style-name="_5f_variable"><text:span text:style-name="T4">a</text:span></text:span><text:span text:style-name="_5f_variable"><text:span text:style-name="T20"> </text:span></text:span><text:span text:style-name="_5f_variable"><text:span text:style-name="T34"></text:span></text:span><text:span text:style-name="_5f_variable"><text:span text:style-name="T21"> </text:span></text:span>1)<text:span text:style-name="_5f_variable"><text:span text:style-name="T21"> </text:span></text:span><text:span text:style-name="T29">−</text:span><text:span text:style-name="T15"> </text:span><text:span text:style-name="_5f_variable"><text:span text:style-name="T8">a</text:span></text:span><text:span text:style-name="_5f_variable"><text:span text:style-name="T21"> </text:span></text:span><text:span text:style-name="_5f_variable"><text:span text:style-name="T34">−</text:span></text:span><text:span text:style-name="_5f_variable"><text:span text:style-name="T21"> </text:span></text:span><text:span text:style-name="_5f_variable"><text:span text:style-name="T8">a</text:span></text:span></text:p>
          </table:table-cell>
        </table:table-row>
      </table:table>
      <text:list xml:id="list173013394248451" text:continue-numbering="true" text:style-name="liste_5f_abc">
        <text:list-item>
          <text:p text:style-name="P91">Propose une autre expression.</text:p>
        </text:list-item>
      </text:list>
      <text:list xml:id="list173013343920377" text:continue-list="list173012456398025" text:style-name="_5f_Numérotation_20_des_20_exercices_20_livrets">
        <text:list-item>
          <text:list>
            <text:list-header>
              <text:p text:style-name="P74"><text:span text:style-name="_5f_pointillés_20_gris"><text:span text:style-name="T46"><text:tab/></text:span></text:span></text:p>
            </text:list-header>
          </text:list>
        </text:list-item>
      </text:list>
      <text:list xml:id="list173014254697089" text:continue-list="list173013394248451" text:style-name="liste_5f_abc">
        <text:list-item>
          <text:p text:style-name="P91"><text:span text:style-name="corps"><text:span text:style-name="T75">Montre que les différentes expressions peuvent s’écrire 2</text:span></text:span><text:span text:style-name="_5f_variable"><text:span text:style-name="T4">a</text:span></text:span><text:span text:style-name="corps"><text:span text:style-name="T13">2</text:span></text:span><text:span text:style-name="corps"><text:span text:style-name="T15"> </text:span></text:span><text:span text:style-name="corps"><text:span text:style-name="T34"></text:span></text:span><text:span text:style-name="corps"><text:span text:style-name="T16"> </text:span></text:span><text:span text:style-name="_5f_variable"><text:span text:style-name="T7">a</text:span></text:span><text:span text:style-name="corps"><text:span text:style-name="T15"> </text:span></text:span><text:span text:style-name="corps"><text:span text:style-name="T34"></text:span></text:span><text:span text:style-name="corps"><text:span text:style-name="T16"> </text:span></text:span><text:span text:style-name="corps"><text:span text:style-name="T75">1.</text:span></text:span></text:p>
        </text:list-item>
      </text:list>
      <text:list xml:id="list173013189495296" text:continue-list="list173013343920377" text:style-name="_5f_Numérotation_20_des_20_exercices_20_livrets">
        <text:list-item>
          <text:list>
            <text:list-header>
              <text:p text:style-name="P74"><text:span text:style-name="_5f_pointillés_20_gris"><text:span text:style-name="T46"><text:tab/></text:span></text:span></text:p>
            </text:list-header>
          </text:list>
        </text:list-item>
      </text:list>
      <text:p text:style-name="P26"><text:span text:style-name="_5f_pointillés_20_gris"><text:span text:style-name="T46"><text:tab/><text:tab/></text:span></text:span></text:p>
      <text:p text:style-name="P25"><text:span text:style-name="_5f_pointillés_20_gris"><text:span text:style-name="T46"><text:tab/></text:span></text:span></text:p>
      <text:list xml:id="list173012691520809" text:continue-list="list173013192621964" text:style-name="Num_5f_Exo">
        <text:list-item>
          <text:list>
            <text:list-item>
              <text:h text:style-name="P70" text:outline-level="1"> <text:span text:style-name="Bold_5f_niv2">Attention</text:span><text:span text:style-name="Bold_5f_niv2"><text:span text:style-name="T121"> </text:span></text:span><text:span text:style-name="Bold_5f_niv2">!</text:span></text:h>
            </text:list-item>
          </text:list>
        </text:list-item>
      </text:list>
      <text:list xml:id="list173014293019518" text:continue-list="list173014254697089" text:style-name="liste_5f_abc">
        <text:list-item text:start-value="1">
          <text:p text:style-name="P83">On considère l’expression A <text:span text:style-name="T31">=</text:span> 3<text:span text:style-name="_5f_variable"><text:span text:style-name="T4">x</text:span></text:span> <text:span text:style-name="T29"></text:span> 5<text:span text:style-name="_5f_variable"><text:span text:style-name="T4">x</text:span></text:span>(<text:span text:style-name="_5f_variable"><text:span text:style-name="T4">x</text:span></text:span> <text:span text:style-name="T29">−</text:span> 2).</text:p>
        </text:list-item>
      </text:list>
      <text:list xml:id="list2664866584" text:style-name="List_20_1">
        <text:list-item>
          <text:p text:style-name="P94"><text:span text:style-name="T148">Souligne </text:span>l’opération prioritaire.</text:p>
        </text:list-item>
        <text:list-item>
          <text:p text:style-name="P87"><text:span text:style-name="T148">Développe et r</text:span>éduis l’expression A.</text:p>
        </text:list-item>
      </text:list>
      <text:list xml:id="list173013313910918" text:continue-list="list173013189495296" text:style-name="_5f_Numérotation_20_des_20_exercices_20_livrets">
        <text:list-item>
          <text:list>
            <text:list-header>
              <text:p text:style-name="P74"><text:span text:style-name="_5f_pointillés_20_gris"><text:span text:style-name="T46"><text:tab/></text:span></text:span></text:p>
              <text:p text:style-name="P74"><text:span text:style-name="_5f_pointillés_20_gris"><text:span text:style-name="T46"><text:tab/></text:span></text:span></text:p>
            </text:list-header>
          </text:list>
        </text:list-item>
      </text:list>
      <text:list xml:id="list173013987156518" text:continue-list="list173014293019518" text:style-name="liste_5f_abc">
        <text:list-item>
          <text:p text:style-name="P88">On considère l’expression B <text:span text:style-name="T31">=</text:span> 4 <text:span text:style-name="T29">−</text:span> 2(3 <text:span text:style-name="T29">−</text:span> 5<text:span text:style-name="_5f_variable"><text:span text:style-name="T4">u</text:span></text:span>).</text:p>
        </text:list-item>
      </text:list>
      <text:list xml:id="list173012747789594" text:continue-list="list2664866584" text:style-name="List_20_1">
        <text:list-item>
          <text:p text:style-name="P102">Complète : B <text:span text:style-name="T31">=</text:span> 4 <text:span text:style-name="T29"></text:span> (<text:span text:style-name="_5f_pointillés_20_gris">......</text:span>) <text:span text:style-name="T11">×</text:span> (3 <text:span text:style-name="T29">−</text:span> 5<text:span text:style-name="_5f_variable"><text:span text:style-name="T4">u</text:span></text:span>).</text:p>
        </text:list-item>
        <text:list-item>
          <text:p text:style-name="P87"><text:span text:style-name="T148">Développe et r</text:span>éduis l’expression B.</text:p>
        </text:list-item>
      </text:list>
      <text:list xml:id="list173013105246795" text:continue-list="list173013313910918" text:style-name="_5f_Numérotation_20_des_20_exercices_20_livrets">
        <text:list-item>
          <text:list>
            <text:list-header>
              <text:p text:style-name="P74"><text:span text:style-name="_5f_pointillés_20_gris"><text:span text:style-name="T46"><text:tab/></text:span></text:span></text:p>
            </text:list-header>
          </text:list>
        </text:list-item>
      </text:list>
      <text:p text:style-name="P25"><text:span text:style-name="_5f_pointillés_20_gris"><text:span text:style-name="T46"><text:tab/></text:span></text:span></text:p>
      <text:p text:style-name="P25"><text:span text:style-name="_5f_pointillés_20_gris"><text:span text:style-name="T46"><text:tab/></text:span></text:span></text:p>
      <text:list xml:id="list173014375940841" text:continue-list="list173013987156518" text:style-name="liste_5f_abc">
        <text:list-item>
          <text:p text:style-name="P95"><text:span text:style-name="T77">On considère l’expressio</text:span><text:span text:style-name="T76">n C</text:span><text:span text:style-name="T24"> </text:span><text:span text:style-name="T41">=</text:span><text:span text:style-name="T24"> </text:span><text:span text:style-name="T76">3</text:span><text:span text:style-name="_5f_variable"><text:span text:style-name="T9">x</text:span></text:span><text:span text:style-name="T23"> </text:span><text:span text:style-name="T38">−</text:span><text:span text:style-name="T23"> </text:span><text:span text:style-name="T76">(2</text:span><text:span text:style-name="_5f_variable"><text:span text:style-name="T9">x</text:span></text:span><text:span text:style-name="_5f_variable"><text:span text:style-name="T23"> </text:span></text:span><text:span text:style-name="_5f_variable"><text:span text:style-name="T143"></text:span></text:span><text:span text:style-name="_5f_variable"><text:span text:style-name="T24"> </text:span></text:span><text:span text:style-name="T76">5) </text:span><text:span text:style-name="T12">×</text:span><text:span text:style-name="T76"> 4.</text:span></text:p>
        </text:list-item>
      </text:list>
      <text:list xml:id="list173013791991950" text:continue-list="list173012747789594" text:style-name="List_20_1">
        <text:list-item>
          <text:p text:style-name="P85">Ajoute des crochets autour de l’opération prioritaire.</text:p>
        </text:list-item>
        <text:list-item>
          <text:p text:style-name="P96"><text:span text:style-name="T148">Développe et réduis</text:span> l’expression C.</text:p>
        </text:list-item>
      </text:list>
      <text:p text:style-name="P25"><text:span text:style-name="_5f_pointillés_20_gris"><text:span text:style-name="T46"><text:tab/></text:span></text:span></text:p>
      <text:p text:style-name="P25"><text:span text:style-name="_5f_pointillés_20_gris"><text:span text:style-name="T46"><text:tab/></text:span></text:span></text:p>
      <text:p text:style-name="P25"><text:span text:style-name="_5f_pointillés_20_gris"><text:span text:style-name="T46"><text:tab/></text:span></text:span></text:p>
      <text:list xml:id="list173013965303587" text:continue-list="list173012691520809" text:style-name="Num_5f_Exo">
        <text:list-item>
          <text:list>
            <text:list-item>
              <text:h text:style-name="P71" text:outline-level="1"> Développe et réduis chaque expression.</text:h>
            </text:list-item>
          </text:list>
        </text:list-item>
      </text:list>
      <text:section text:style-name="Sect2" text:name="Section1">
        <text:p text:style-name="P54">A <text:span text:style-name="_5f_Symbole"><text:span text:style-name="T47">=</text:span></text:span> 3( <text:span text:style-name="_5f_variable"><text:span text:style-name="T4">x</text:span></text:span> <text:span text:style-name="_5f_variable"><text:span text:style-name="T38"></text:span></text:span> 6) <text:span text:style-name="T29">−</text:span> 2</text:p>
        <text:p text:style-name="P27"><text:span text:style-name="_5f_pointillés_20_gris"><text:span text:style-name="T46"><text:tab/></text:span></text:span></text:p>
        <text:p text:style-name="P27"><text:span text:style-name="_5f_pointillés_20_gris"><text:span text:style-name="T46"><text:tab/></text:span></text:span></text:p>
        <text:p text:style-name="P56">B <text:span text:style-name="_5f_Symbole"><text:span text:style-name="T47">=</text:span></text:span> 4 <text:span text:style-name="_5f_variable"><text:span text:style-name="T38"></text:span></text:span> 3(2 <text:span text:style-name="_5f_variable"><text:span text:style-name="T4">y</text:span></text:span> <text:span text:style-name="T29">−</text:span> 2)</text:p>
        <text:p text:style-name="P27"><text:span text:style-name="_5f_pointillés_20_gris"><text:span text:style-name="T46"><text:tab/></text:span></text:span></text:p>
        <text:p text:style-name="P27"><text:span text:style-name="_5f_pointillés_20_gris"><text:span text:style-name="T46"><text:tab/></text:span></text:span></text:p>
        <text:p text:style-name="P56">C <text:span text:style-name="_5f_Symbole"><text:span text:style-name="T47">=</text:span></text:span> 3,5(2 <text:span text:style-name="T29">−</text:span> <text:span text:style-name="_5f_variable"><text:span text:style-name="T4">x</text:span></text:span>) <text:span text:style-name="_5f_variable"><text:span text:style-name="T38"></text:span></text:span> 8,2</text:p>
        <text:p text:style-name="P27"><text:span text:style-name="_5f_pointillés_20_gris"><text:span text:style-name="T46"><text:tab/></text:span></text:span></text:p>
        <text:p text:style-name="P27"><text:span text:style-name="_5f_pointillés_20_gris"><text:span text:style-name="T46"><text:tab/></text:span></text:span></text:p>
        <text:p text:style-name="P56">D <text:span text:style-name="_5f_Symbole"><text:span text:style-name="T47">=</text:span></text:span> 9(<text:span text:style-name="_5f_variable"><text:span text:style-name="T4">x</text:span></text:span> <text:span text:style-name="T29">−</text:span> 6) <text:span text:style-name="_5f_variable"><text:span text:style-name="T38"></text:span></text:span> 2<text:span text:style-name="_5f_variable"><text:span text:style-name="T4">x</text:span></text:span></text:p>
        <text:p text:style-name="P27"><text:span text:style-name="_5f_pointillés_20_gris"><text:span text:style-name="T46"><text:tab/></text:span></text:span></text:p>
        <text:p text:style-name="P27"><text:span text:style-name="_5f_pointillés_20_gris"><text:span text:style-name="T46"><text:tab/></text:span></text:span></text:p>
      </text:section>
      <text:list xml:id="list173013985587455" text:continue-numbering="true" text:style-name="Num_5f_Exo">
        <text:list-item>
          <text:list>
            <text:list-item>
              <text:h text:style-name="P111" text:outline-level="1"><text:span text:style-name="T105"> Développe et r</text:span>éduis chaque expression.</text:h>
            </text:list-item>
          </text:list>
        </text:list-item>
      </text:list>
      <text:section text:style-name="Sect2" text:name="Section2">
        <text:p text:style-name="P57"><text:span text:style-name="_5f_BVS">F </text:span><text:span text:style-name="_5f_Symbole"><text:span text:style-name="T47">=</text:span></text:span><text:span text:style-name="_5f_BVS"> </text:span><text:span text:style-name="_5f_variables"><text:span text:style-name="T6">x</text:span></text:span><text:span text:style-name="_5f_BVS"><text:span text:style-name="T138"> (</text:span></text:span><text:span text:style-name="_5f_variables"><text:span text:style-name="T6">x</text:span></text:span><text:span text:style-name="_5f_BVS"><text:span text:style-name="T138"> </text:span></text:span><text:span text:style-name="_5f_variable"><text:span text:style-name="T39"></text:span></text:span><text:span text:style-name="_5f_BVS"><text:span text:style-name="T138"> 6) </text:span></text:span><text:span text:style-name="_5f_BVS"><text:span text:style-name="T30">−</text:span></text:span><text:span text:style-name="_5f_BVS"><text:span text:style-name="T138"> </text:span></text:span><text:span text:style-name="_5f_variables"><text:span text:style-name="T6">x</text:span></text:span></text:p>
        <text:p text:style-name="P28"><text:span text:style-name="_5f_pointillés_20_gris"><text:span text:style-name="T46"><text:tab/></text:span></text:span></text:p>
        <text:p text:style-name="P28"><text:span text:style-name="_5f_pointillés_20_gris"><text:span text:style-name="T46"><text:tab/></text:span></text:span></text:p>
        <text:p text:style-name="P57"><text:span text:style-name="_5f_BVS"><text:span text:style-name="T137">G</text:span></text:span><text:span text:style-name="_5f_BVS"> </text:span><text:span text:style-name="_5f_Symbole"><text:span text:style-name="T47">=</text:span></text:span><text:span text:style-name="_5f_BVS"> </text:span><text:span text:style-name="_5f_BVS"><text:span text:style-name="T71">2</text:span></text:span><text:span text:style-name="_5f_variables"><text:span text:style-name="T6">x</text:span></text:span><text:span text:style-name="_5f_BVS"><text:span text:style-name="T138">(</text:span></text:span><text:span text:style-name="_5f_variables"><text:span text:style-name="T6">x </text:span></text:span><text:span text:style-name="_5f_variable"><text:span text:style-name="T39"></text:span></text:span><text:span text:style-name="_5f_BVS"><text:span text:style-name="T138"> </text:span></text:span><text:span text:style-name="_5f_BVS"><text:span text:style-name="T71">1</text:span></text:span><text:span text:style-name="_5f_BVS"><text:span text:style-name="T138">) </text:span></text:span><text:span text:style-name="_5f_BVS"><text:span text:style-name="T30">−</text:span></text:span><text:span text:style-name="_5f_BVS"><text:span text:style-name="T138"> </text:span></text:span><text:span text:style-name="_5f_BVS"><text:span text:style-name="T71">4</text:span></text:span><text:span text:style-name="_5f_variables"><text:span text:style-name="T6">x</text:span></text:span><text:span text:style-name="_5f_BVS"><text:span text:style-name="T138">²</text:span></text:span></text:p>
        <text:p text:style-name="P28"><text:span text:style-name="_5f_pointillés_20_gris"><text:span text:style-name="T46"><text:tab/></text:span></text:span></text:p>
        <text:p text:style-name="P28"><text:span text:style-name="_5f_pointillés_20_gris"><text:span text:style-name="T46"><text:tab/></text:span></text:span></text:p>
        <text:p text:style-name="P57"><text:span text:style-name="_5f_BVS"><text:span text:style-name="T120">H</text:span></text:span><text:span text:style-name="_5f_BVS"><text:span text:style-name="T119"> </text:span></text:span><text:span text:style-name="_5f_Symbole"><text:span text:style-name="T48">=</text:span></text:span><text:span text:style-name="_5f_BVS"><text:span text:style-name="T119"> </text:span></text:span><text:span text:style-name="_5f_variables"><text:span text:style-name="T6">x</text:span></text:span><text:span text:style-name="_5f_BVS"><text:span text:style-name="T120">(</text:span></text:span><text:span text:style-name="_5f_variables"><text:span text:style-name="T6">y</text:span></text:span><text:span text:style-name="_5f_BVS"><text:span text:style-name="T120"> </text:span></text:span><text:span text:style-name="_5f_BVS"><text:span text:style-name="T33">−</text:span></text:span><text:span text:style-name="_5f_BVS"><text:span text:style-name="T120"> 2) </text:span></text:span><text:span text:style-name="_5f_variable"><text:span text:style-name="T40"></text:span></text:span><text:span text:style-name="_5f_BVS"><text:span text:style-name="T120"> </text:span></text:span><text:span text:style-name="_5f_variables"><text:span text:style-name="T6">xy</text:span></text:span></text:p>
        <text:p text:style-name="P28"><text:span text:style-name="_5f_pointillés_20_gris"><text:span text:style-name="T46"><text:tab/></text:span></text:span></text:p>
        <text:p text:style-name="P28"><text:span text:style-name="_5f_pointillés_20_gris"><text:span text:style-name="T46"><text:tab/></text:span></text:span></text:p>
        <text:p text:style-name="P57"><text:span text:style-name="_5f_BVS"><text:span text:style-name="T138">I</text:span></text:span><text:span text:style-name="_5f_BVS"> </text:span><text:span text:style-name="_5f_Symbole"><text:span text:style-name="T47">=</text:span></text:span><text:span text:style-name="_5f_BVS"> </text:span><text:span text:style-name="_5f_BVS"><text:span text:style-name="T138">3</text:span></text:span><text:span text:style-name="_5f_variables"><text:span text:style-name="T6">x</text:span></text:span><text:span text:style-name="_5f_BVS"><text:span text:style-name="T138">(</text:span></text:span><text:span text:style-name="_5f_variables"><text:span text:style-name="T6">x</text:span></text:span><text:span text:style-name="_5f_BVS"><text:span text:style-name="T138"> </text:span></text:span><text:span text:style-name="_5f_variable"><text:span text:style-name="T39"></text:span></text:span><text:span text:style-name="_5f_BVS"><text:span text:style-name="T138"> 4) </text:span></text:span><text:span text:style-name="_5f_BVS"><text:span text:style-name="T30">−</text:span></text:span><text:span text:style-name="_5f_BVS"><text:span text:style-name="T138"> 6</text:span></text:span><text:span text:style-name="_5f_variables"><text:span text:style-name="T6">x</text:span></text:span><text:span text:style-name="_5f_BVS"><text:span text:style-name="T138">²</text:span></text:span></text:p>
        <text:p text:style-name="P28"><text:span text:style-name="_5f_pointillés_20_gris"><text:span text:style-name="T46"><text:tab/></text:span></text:span></text:p>
        <text:p text:style-name="P28"><text:span text:style-name="_5f_pointillés_20_gris"><text:span text:style-name="T46"><text:tab/></text:span></text:span></text:p>
      </text:section>
      <text:list xml:id="list173013421400591" text:continue-numbering="true" text:style-name="Num_5f_Exo">
        <text:list-item>
          <text:list>
            <text:list-item>
              <text:h text:style-name="P72" text:outline-level="1"><text:span text:style-name="T105"> Développe et r</text:span>éduis chaque expression.</text:h>
            </text:list-item>
          </text:list>
        </text:list-item>
      </text:list>
      <text:p text:style-name="P62"><text:span text:style-name="T68">A </text:span><text:span text:style-name="T69">=</text:span><text:span text:style-name="T68"> </text:span><text:span text:style-name="T70">−</text:span><text:span text:style-name="T68">2(</text:span><text:span text:style-name="_5f_variables"><text:span text:style-name="T145">x</text:span></text:span><text:span text:style-name="T68"> </text:span><text:span text:style-name="T70">−</text:span><text:span text:style-name="T68"> 5) </text:span><text:span text:style-name="T70">−</text:span><text:span text:style-name="T68"> 3(7 </text:span><text:span text:style-name="T70">−</text:span><text:span text:style-name="T68"> 4</text:span><text:span text:style-name="_5f_variables"><text:span text:style-name="T145">x</text:span></text:span><text:span text:style-name="T68">)</text:span></text:p>
      <text:p text:style-name="P28"><text:span text:style-name="_5f_pointillés_20_gris"><text:span text:style-name="T46"><text:tab/></text:span></text:span></text:p>
      <text:p text:style-name="P28"><text:span text:style-name="_5f_pointillés_20_gris"><text:span text:style-name="T46"><text:tab/></text:span></text:span></text:p>
      <text:p text:style-name="P46"><text:span text:style-name="T68">B</text:span><text:span text:style-name="T139"> </text:span><text:span text:style-name="T141">=</text:span><text:span text:style-name="T139"> </text:span><text:span text:style-name="T140">8 </text:span><text:span text:style-name="T142"></text:span><text:span text:style-name="T140"> 2</text:span><text:span text:style-name="_5f_variables"><text:span text:style-name="T145">y</text:span></text:span><text:span text:style-name="T140"> </text:span><text:span text:style-name="T142">−</text:span><text:span text:style-name="T140"> 5(2</text:span><text:span text:style-name="_5f_variables"><text:span text:style-name="T145">y</text:span></text:span><text:span text:style-name="T140"> </text:span><text:span text:style-name="T142">−</text:span><text:span text:style-name="T140"> 6) </text:span><text:span text:style-name="T142"></text:span><text:span text:style-name="T140"> 4</text:span></text:p>
      <text:p text:style-name="P28"><text:span text:style-name="_5f_pointillés_20_gris"><text:span text:style-name="T46"><text:tab/></text:span></text:span></text:p>
      <text:p text:style-name="P28"><text:span text:style-name="_5f_pointillés_20_gris"><text:span text:style-name="T46"><text:tab/></text:span></text:span></text:p>
      <text:p text:style-name="FILET_5f_POINTILLES"><text:span text:style-name="_5f_pointillés_20_gris"><text:tab/></text:span></text:p>
      <text:p text:style-name="P45"><text:span text:style-name="T65">C</text:span> <text:span text:style-name="T31">=</text:span> 3<text:span text:style-name="_5f_variable"><text:span text:style-name="T4">x</text:span></text:span> <text:span text:style-name="T29"></text:span> 5<text:span text:style-name="_5f_variable"><text:span text:style-name="T4">x</text:span></text:span>(4 <text:span text:style-name="T29">−</text:span> 2<text:span text:style-name="_5f_variable"><text:span text:style-name="T4">x</text:span></text:span>) <text:span text:style-name="T29">−</text:span> 2(<text:span text:style-name="_5f_variable"><text:span text:style-name="T4">x</text:span></text:span><text:span text:style-name="T13">2</text:span><text:span text:style-name="T44"> </text:span><text:span text:style-name="T45">−</text:span> 3<text:span text:style-name="_5f_variable"><text:span text:style-name="T4">x</text:span></text:span> <text:span text:style-name="T29"></text:span> 5)</text:p>
      <text:p text:style-name="P25"><text:span text:style-name="_5f_pointillés_20_gris"><text:span text:style-name="T46"><text:tab/></text:span></text:span></text:p>
      <text:p text:style-name="P25"><text:span text:style-name="_5f_pointillés_20_gris"><text:span text:style-name="T46"><text:tab/></text:span></text:span></text:p>
      <text:p text:style-name="P25"><text:span text:style-name="_5f_pointillés_20_gris"><text:span text:style-name="T46"><text:tab/></text:span></text:span></text:p>
      <text:p text:style-name="P45"><text:span text:style-name="T65">D</text:span> <text:span text:style-name="T31">=</text:span> 8 <text:span text:style-name="T29"></text:span> 2<text:span text:style-name="_5f_variable"><text:span text:style-name="T4">x</text:span></text:span> <text:span text:style-name="T29">−</text:span> 2<text:span text:style-name="_5f_variable"><text:span text:style-name="T4">x</text:span></text:span>(3<text:span text:style-name="_5f_variable"><text:span text:style-name="T4">x</text:span></text:span> <text:span text:style-name="T29">−</text:span> 4) <text:span text:style-name="T29"></text:span> 5<text:span text:style-name="_5f_variable"><text:span text:style-name="T4">x</text:span></text:span>(3 <text:span text:style-name="T29">−</text:span><text:span text:style-name="T15"> </text:span><text:span text:style-name="_5f_variable"><text:span text:style-name="T4">x</text:span></text:span>)</text:p>
      <text:p text:style-name="P25"><text:span text:style-name="_5f_pointillés_20_gris"><text:span text:style-name="T46"><text:tab/></text:span></text:span></text:p>
      <text:p text:style-name="P25"><text:span text:style-name="_5f_pointillés_20_gris"><text:span text:style-name="T46"><text:tab/></text:span></text:span></text:p>
      <text:p text:style-name="P25"><text:span text:style-name="_5f_pointillés_20_gris"><text:span text:style-name="T46"><text:tab/></text:span></text:span></text:p>
      <text:p text:style-name="P46"><text:span text:style-name="T67">E</text:span> <text:span text:style-name="T31">=</text:span><text:span text:style-name="T139"> </text:span><text:span text:style-name="T140">7</text:span><text:span text:style-name="_5f_variables"><text:span text:style-name="T145">y</text:span></text:span><text:span text:style-name="T140"> </text:span><text:span text:style-name="T142"></text:span><text:span text:style-name="T144"> </text:span><text:span text:style-name="T140">4(3</text:span><text:span text:style-name="_5f_variables"><text:span text:style-name="T145">y</text:span></text:span><text:span text:style-name="T140"> </text:span><text:span text:style-name="T142">−</text:span><text:span text:style-name="T140"> 6) </text:span><text:span text:style-name="T142"></text:span><text:span text:style-name="T140"> 3 </text:span><text:span text:style-name="T142"></text:span><text:span text:style-name="T140"> 2(3</text:span><text:span text:style-name="_5f_variables"><text:span text:style-name="T145">y</text:span></text:span><text:span text:style-name="T140"> </text:span><text:span text:style-name="T142">−</text:span><text:span text:style-name="T140"> 7)</text:span></text:p>
      <text:p text:style-name="P27"><text:span text:style-name="_5f_pointillés_20_gris"><text:span text:style-name="T46"><text:tab/></text:span></text:span></text:p>
      <text:p text:style-name="P27"><text:span text:style-name="_5f_pointillés_20_gris"><text:span text:style-name="T46"><text:tab/></text:span></text:span></text:p>
      <text:p text:style-name="P27"><text:span text:style-name="_5f_pointillés_20_gris"><text:span text:style-name="T46"><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 svg:font-family="'Lucida Sans'" style:font-pitch="variable"/>
    <style:font-face style:name="Lucida Sans Unicode" svg:font-family="'Lucida Sans Unicode'" style:font-pitch="variable"/>
    <style:font-face style:name="OpenSymbol2" svg:font-family="OpenSymbo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OpenSymbol3" svg:font-family="OpenSymbol" style:font-adornments="Roman"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Extrémité_20_de_20_ligne_20_1bis" draw:display-name="Extrémité de ligne 1bis" svg:viewBox="0 0.111111111111111 1566 393.888888888889" svg:d="M1399 270c-7-8-14-16-23-25s-16-16-25-24-18-14-27-23-18-14-28-22-20-14-30-21-20-12-30-20-22-12-33-18-22-12-33-18-22-10-35-16-22-8-35-14-24-8-37-14-24-8-37-12-24-6-38-10-26-6-39-9-26-4-39-8-26-4-40-6-26-2-40-4-26-2-41-3-26 0-40-2-26 0-41 0-26 0-40 2-26 2-41 3-26 2-40 5-26 4-39 6-26 4-40 7-24 6-38 10-26 6-39 10-24 8-37 12-24 8-36 14-24 8-36 14-22 10-34 16-22 12-34 18-20 12-32 18-20 12-31 20-18 14-29 21-18 14-28 22-16 14-26 23-16 16-25 24-16 16-24 25-14 16-21 26-12 18-20 27-12 18-18 27c6-9 12-18 18-27s12-18 20-27 14-16 22-26 14-16 23-25 16-16 25-24 16-14 26-23 18-14 28-22 18-14 29-21 20-12 31-20 20-12 32-18 22-12 34-18 22-10 34-16 24-8 36-14 24-8 36-14 24-8 37-12 24-6 38-10 26-6 39-10 26-4 39-7 26-4 40-6 26-2 40-5 26-2 40-3 26 0 41-2 26 0 40 0 26 0 41 2 26 2 40 3 26 2 40 4 26 4 40 6 26 4 39 8 26 6 39 9 24 6 38 10 24 8 38 12 24 8 36 13 24 10 36 15 22 10 34 16 22 10 34 17 20 12 32 19 20 12 31 19 18 14 29 21 18 14 28 22 18 14 27 23 16 16 25 24 14 16 23 25c56-28 112-56 168-84-18 69-36 138-55 209-93-13-186-26-279-41 55-27 110-54 167-83z"/>
    <draw:marker draw:name="Extrémités_20_de_20_ligne_20_10" draw:display-name="Extrémités de ligne 10" svg:viewBox="0 0 1131 1580" svg:d="M1013 1491l118 89-567-1580-564 1580 114-85 136-68 148-46 161-17 161 13 153 46z"/>
    <draw:marker draw:name="Extrémités_20_de_20_ligne_20_11" draw:display-name="Extrémités de ligne 11" svg:viewBox="0 0 1131 1580" svg:d="M1013 1491l118 89-567-1580-564 1580 114-85 136-68 148-46 161-17 161 13 153 46z"/>
    <draw:marker draw:name="Extrémités_20_de_20_ligne_20_12" draw:display-name="Extrémités de ligne 12" svg:viewBox="0 0 1131 1580" svg:d="M1013 1491l118 89-567-1580-564 1580 114-85 136-68 148-46 161-17 161 13 153 46z"/>
    <draw:marker draw:name="Extrémités_20_de_20_ligne_20_7" draw:display-name="Extrémités de ligne 7" svg:viewBox="0 0 1131 1580" svg:d="M1013 1491l118 89-567-1580-564 1580 114-85 136-68 148-46 161-17 161 13 153 46z"/>
    <draw:marker draw:name="Extrémités_20_de_20_ligne_20_8" draw:display-name="Extrémités de ligne 8" svg:viewBox="0 0 1131 1580" svg:d="M1013 1491l118 89-567-1580-564 1580 114-85 136-68 148-46 161-17 161 13 153 46z"/>
    <draw:marker draw:name="Extrémités_20_de_20_ligne_20_9" draw:display-name="Extrémités de ligne 9" svg:viewBox="0 0 1131 1580" svg:d="M1013 1491l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3"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loext:contextual-spacing="false" style:page-number="auto" fo:background-color="transparent">
        <style:tab-stops/>
      </style:paragraph-properties>
      <style:text-properties fo:font-style="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3"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Puce_5f_enonce1" style:display-name="Puce_enonce1" style:family="text">
      <style:text-properties fo:color="#e8c32a" style:font-name="Bitstream Vera Sans3"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3"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3"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style:font-name="Bitstream Vera Sans"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style:text-properties fo:font-size="14pt" style:font-size-asian="14pt" style:font-size-complex="14pt"/>
    </style:style>
    <style:style style:name="MP11" style:family="paragraph" style:parent-style-name="Header">
      <style:paragraph-properties fo:text-align="end" style:justify-single-word="false"/>
      <style:text-properties fo:font-size="12pt" style:font-size-asian="12pt" style:font-size-complex="12pt"/>
    </style:style>
    <style:style style:name="MP12" style:family="paragraph" style:parent-style-name="Standard">
      <style:text-properties fo:font-size="2pt" style:font-size-asian="2pt" style:font-size-complex="2pt"/>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3pt" style:font-size-asian="4pt" style:font-size-complex="4pt"/>
    </style:style>
    <style:style style:name="MP15"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16"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1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2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rsid="00467ded" officeooo:paragraph-rsid="00467ded"/>
    </style:style>
    <style:style style:name="MP25" style:family="paragraph">
      <loext:graphic-properties draw:fill="solid" draw:fill-color="#d7e12c"/>
    </style:style>
    <style:style style:name="MP26" style:family="paragraph">
      <style:paragraph-properties fo:text-align="center"/>
    </style:style>
    <style:style style:name="MP27"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353726"/>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4" fo:font-size="16pt" fo:font-weight="bold" style:font-size-asian="16pt" style:font-weight-asian="bold" style:font-size-complex="16pt" style:font-weight-complex="bold"/>
    </style:style>
    <style:style style:name="MT6" style:family="text">
      <style:text-properties officeooo:rsid="0043a73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6">Série 3 : ???</text:p>
      </style:header>
      <style:footer>
        <text:p text:style-name="MP7">Chapitre ? : ...</text:p>
      </style:foot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9"/>
      </style:footer-left>
    </style:master-page>
    <style:master-page style:name="_5f_Fiche_20_du_20_livret_20_pair" style:display-name="_Fiche du livret pair" style:page-layout-name="Mpm10">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0">N4 : Fractions</text:p>
                    </table:table-cell>
                    <table:table-cell table:style-name="Tableau18.A1" office:value-type="string">
                      <text:p text:style-name="MP10"/>
                    </table:table-cell>
                  </table:table-row>
                  <table:table-row table:style-name="Tableau18.B1.1">
                    <table:table-cell table:style-name="Tableau18.A1" office:value-type="string">
                      <text:p text:style-name="MP11">Série 1 : Fractions et parts</text:p>
                    </table:table-cell>
                    <table:table-cell table:style-name="Tableau18.A1" office:value-type="string">
                      <text:p text:style-name="MP11"/>
                    </table:table-cell>
                  </table:table-row>
                </table:table>
              </table:table-cell>
            </table:table-row>
          </table:table-header-rows>
        </table:table>
        <text:p text:style-name="MP12"/>
      </style:header>
    </style:master-page>
    <style:master-page style:name="_5f_Fiche_20_éditeur_20_série_20_1_20_impaire_20__28_D_29_" style:display-name="_Fiche éditeur série 1 impaire (D)" style:page-layout-name="Mpm11"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13">Série 1 :<text:tab/><text:tab/> <text:s text:c="43"/>Chapitre G? : ...</text:p>
      </style:footer-left>
    </style:master-page>
    <style:master-page style:name="_5f_Fiche_20_format_20_Site" style:display-name="_Fiche format Site" style:page-layout-name="Mpm12">
      <style:header>
        <text:p text:style-name="MP14"/>
        <text:p text:style-name="MP15"><text:span text:style-name="MT2">Chapitre N3 :</text:span> <text:span text:style-name="MT3">Nombres fractions</text:span></text:p>
        <text:p text:style-name="MP16">Série 2 : Fractions et partage <text:s text:c="75"/></text:p>
      </style:head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4">? : ...</text:span></text:p>
      </style:footer>
      <style:footer-left>
        <text:p text:style-name="MP13">Série 2 :<text:tab/> <text:s text:c="87"/>Chapitre G? : ...</text:p>
      </style:footer-left>
    </style:master-page>
    <style:master-page style:name="_5f_Fiche_20_éditeur_20_série_20_4_20_impaire_20__28_D_29_" style:display-name="_Fiche éditeur série 4 impaire (D)" style:page-layout-name="Mpm13" style:next-style-name="_5f_Fiche_20_éditeur_20_série_20_4_20_paire_20__28_G_29_">
      <style:header>
        <text:p text:style-name="MP6">Série 4 : ???</text:p>
      </style:header>
      <style:footer>
        <text:p text:style-name="MP17">Chapitre ? : ...</text:p>
      </style:footer>
      <style:footer-left>
        <text:p text:style-name="MP9"/>
      </style:footer-left>
    </style:master-page>
    <style:master-page style:name="_5f_Fiche_20_éditeur_20_synthèse_20_impaire_20__28_D_29_" style:display-name="_Fiche éditeur synthèse impaire (D)" style:page-layout-name="Mpm13" style:next-style-name="_5f_Fiche_20_éditeur_20_synthèse_20_paire_20__28_G_29_">
      <style:header>
        <text:p text:style-name="MP6">Synthèse</text:p>
      </style:header>
      <style:footer>
        <text:p text:style-name="MP8">Chapitre ? : ...</text:p>
      </style:footer>
      <style:footer-left>
        <text:p text:style-name="MP18"/>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19">Série 2: Multiplier deux nombres relatifs</text:p>
      </style:header>
      <style:footer>
        <text:h text:style-name="MP20" text:outline-level="1">Chapitre A2: Nombres relatifs</text:h>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6">Série 4 : ???</text:p>
      </style:header>
      <style:footer>
        <text:p text:style-name="MP7">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4"><draw:path text:anchor-type="paragraph" draw:z-index="5" draw:style-name="Mgr1" draw:text-style-name="MP25" svg:width="4.329cm" svg:height="2.24cm" svg:x="-1.499cm" svg:y="-1cm" svg:viewBox="0 0 4330 2241" svg:d="M0 2241l3984-288c209-15 363-168 345-342l-170-1611h-4159z"><text:p/></draw:path><draw:frame text:anchor-type="paragraph" draw:z-index="7" draw:style-name="Mgr2" draw:text-style-name="MP27" svg:width="2.703cm" svg:height="0.715cm" draw:transform="rotate (0.0872664625997165) translate (-0.172861111111111cm 0.218722222222222cm)"><draw:text-box><text:p text:style-name="MP26"><text:span text:style-name="MT5">Série 2</text:span></text:p></draw:text-box></draw:frame><draw:line text:anchor-type="paragraph" draw:z-index="12" draw:style-name="Mgr3" draw:text-style-name="MP26" svg:x1="7.075cm" svg:y1="0.36cm" svg:x2="20.496cm" svg:y2="0.36cm"><text:p/></draw:line>Développer</text:p>
      </style:header>
      <style:footer>
        <text:p text:style-name="MP28"><draw:frame draw:style-name="Mfr1" draw:name="Cadre1" text:anchor-type="paragraph" svg:y="-0.06cm" draw:z-index="1"><draw:text-box fo:min-height="0.499cm" fo:min-width="1cm"><draw:frame draw:style-name="Mfr2" draw:name="Cadre2" text:anchor-type="frame" svg:x="0.45cm" svg:y="0.079cm" svg:width="0.817cm" draw:z-index="3"><draw:text-box fo:min-height="0.355cm"><text:p text:style-name="MP29"><draw:g text:anchor-type="paragraph" draw:z-index="9" draw:style-name="Mgr4"><draw:path draw:style-name="Mgr5" draw:text-style-name="MP30" svg:width="0.855cm" svg:height="1.172cm" svg:x="-0.03cm" svg:y="-0.194cm" svg:viewBox="0 0 856 1173" svg:d="M856 1173h-856v-991c0-100 79-182 175-182h505c97 0 176 82 176 182z"><text:p/></draw:path></draw:g><text:page-number text:select-page="current">50</text:page-number></text:p></draw:text-box></draw:frame><text:p text:style-name="MP31"><text:span text:style-name="MT6">Calcul littéral</text:span> • A<text:span text:style-name="MT6">7</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2T17:30:11.718000000</dc:date>
    <meta:printed-by>Katia Hache</meta:printed-by>
    <meta:print-date>2008-12-06T20:07:18</meta:print-date>
    <meta:editing-cycles>130</meta:editing-cycles>
    <meta:editing-duration>P1DT5H32M31S</meta:editing-duration>
    <meta:document-statistic meta:table-count="3" meta:image-count="0" meta:object-count="0" meta:page-count="2" meta:paragraph-count="210" meta:word-count="832" meta:character-count="3742" meta:non-whitespace-character-count="2562"/>
    <meta:user-defined meta:name="Info 1"/>
    <meta:user-defined meta:name="Info 2"/>
    <meta:user-defined meta:name="Info 3"/>
    <meta:user-defined meta:name="Info 4"/>
  </office:meta>
</office:document-meta>
</file>